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4" style:family="table">
      <style:table-properties style:width="6.1cm" table:align="center" style:writing-mode="lr-tb"/>
    </style:style>
    <style:style style:name="Tableau4.A" style:family="table-column">
      <style:table-column-properties style:column-width="2.034cm"/>
    </style:style>
    <style:style style:name="Tableau4.B" style:family="table-column">
      <style:table-column-properties style:column-width="0.958cm"/>
    </style:style>
    <style:style style:name="Tableau4.C" style:family="table-column">
      <style:table-column-properties style:column-width="1.113cm"/>
    </style:style>
    <style:style style:name="Tableau4.D" style:family="table-column">
      <style:table-column-properties style:column-width="1.995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Tableau4.B5" style:family="table-cell">
      <style:table-cell-properties fo:padding="0.097cm" fo:border="none"/>
    </style:style>
    <style:style style:name="Tableau4.C5" style:family="table-cell">
      <style:table-cell-properties fo:padding="0.097cm" fo:border="none"/>
    </style:style>
    <style:style style:name="Tableau4.B6" style:family="table-cell">
      <style:table-cell-properties fo:padding="0.097cm" fo:border="none"/>
    </style:style>
    <style:style style:name="Tableau4.C6"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d4228" officeooo:paragraph-rsid="00ad4228"/>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Table_20_Contents">
      <style:paragraph-properties fo:margin-top="0cm" fo:margin-bottom="0cm" style:contextual-spacing="false"/>
      <style:text-properties officeooo:paragraph-rsid="009fb87b"/>
    </style:style>
    <style:style style:name="P23" style:family="paragraph" style:parent-style-name="_5f_Tableau_5f_Centré_5f_Gras">
      <style:paragraph-properties fo:margin-top="0cm" fo:margin-bottom="0cm" style:contextual-spacing="false"/>
      <style:text-properties officeooo:paragraph-rsid="00a05e85"/>
    </style:style>
    <style:style style:name="P24" style:family="paragraph" style:parent-style-name="_5f_Tableau_5f_Centré_5f_Gras">
      <style:paragraph-properties fo:margin-top="0cm" fo:margin-bottom="0cm" style:contextual-spacing="false"/>
      <style:text-properties officeooo:paragraph-rsid="00a2e224"/>
    </style:style>
    <style:style style:name="P25" style:family="paragraph" style:parent-style-name="Table_20_Contents">
      <style:paragraph-properties fo:margin-top="0cm" fo:margin-bottom="0cm" style:contextual-spacing="false"/>
      <style:text-properties officeooo:paragraph-rsid="00a2e224"/>
    </style:style>
    <style:style style:name="P26" style:family="paragraph" style:parent-style-name="_5f_Paragraphe_5f_Réponse_5f_Pointillés_5f_Grisés_5f_2_5f_Col">
      <style:text-properties officeooo:paragraph-rsid="00a4f7e2"/>
    </style:style>
    <style:style style:name="P27" style:family="paragraph" style:parent-style-name="_5f_Paragraphe_5f_Réponse_5f_Pointillés_5f_Grisés_5f_2_5f_Col">
      <style:paragraph-properties fo:break-before="column"/>
      <style:text-properties officeooo:paragraph-rsid="00a4f7e2"/>
    </style:style>
    <style:style style:name="P28" style:family="paragraph" style:parent-style-name="Footer">
      <style:text-properties officeooo:rsid="00178920" officeooo:paragraph-rsid="00178920"/>
    </style:style>
    <style:style style:name="P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b39072" officeooo:paragraph-rsid="00b39072"/>
    </style:style>
    <style:style style:name="P33" style:family="paragraph" style:parent-style-name="_5f_Footer_20_page_20_paire_20__28_G_29_"/>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paragraph-rsid="0334a5be"/>
    </style:style>
    <style:style style:name="P36" style:family="paragraph" style:parent-style-name="_5f_Header_20_M_20_page_20_paire_20__28_G_29_">
      <style:text-properties officeooo:paragraph-rsid="02af0d27"/>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8" style:family="paragraph" style:parent-style-name="_5f_Paragraphe_5f_Bullet" style:list-style-name="List_20_1"/>
    <style:style style:name="P39" style:family="paragraph" style:parent-style-name="_5f_Paragraphe_5f_Bullet" style:list-style-name="List_20_1">
      <style:paragraph-properties fo:text-align="end" style:justify-single-word="false"/>
    </style:style>
    <style:style style:name="P40" style:family="paragraph" style:parent-style-name="_5f_Paragraphe_5f_Réponse_5f_Elève" style:list-style-name="">
      <style:text-properties officeooo:paragraph-rsid="00aec365"/>
    </style:style>
    <style:style style:name="P41" style:family="paragraph" style:parent-style-name="_5f_Paragraphe_5f_Réponse_5f_Elève" style:list-style-name="">
      <style:text-properties officeooo:paragraph-rsid="00abbee9"/>
    </style:style>
    <style:style style:name="P42" style:family="paragraph" style:parent-style-name="_5f_Paragraphe_5f_Réponse_5f_Elève_5f_2_5f_Col" style:list-style-name="_5f_Numérotation_20_des_20_exercices">
      <style:text-properties officeooo:paragraph-rsid="00ae4ced"/>
    </style:style>
    <style:style style:name="P43" style:family="paragraph" style:parent-style-name="_5f_Paragraphe_5f_Réponse_5f_Elève_5f_2_5f_Col" style:list-style-name="_5f_Numérotation_20_des_20_exercices">
      <style:text-properties officeooo:paragraph-rsid="00b8384b"/>
    </style:style>
    <style:style style:name="P44" style:family="paragraph" style:parent-style-name="_5f_Paragraphe_5f_Réponse_5f_Elève_5f_2_5f_Col" style:list-style-name="_5f_Numérotation_20_des_20_exercices">
      <style:text-properties officeooo:paragraph-rsid="00aec365"/>
    </style:style>
    <style:style style:name="P45" style:family="paragraph" style:parent-style-name="_5f_Paragraphe_5f_Réponse_5f_Elève_5f_2_5f_Col" style:list-style-name="_5f_Numérotation_20_des_20_exercices">
      <style:text-properties officeooo:paragraph-rsid="00b1b9e7"/>
    </style:style>
    <style:style style:name="P46" style:family="paragraph" style:parent-style-name="_5f_Paragraphe_5f_Réponse_5f_Elève_5f_2_5f_Col" style:list-style-name="_5f_Numérotation_20_des_20_exercices">
      <style:text-properties officeooo:paragraph-rsid="00bba022"/>
    </style:style>
    <style:style style:name="P47" style:family="paragraph" style:parent-style-name="_5f_Paragraphe_5f_Réponse_5f_Elève_5f_2_5f_Col" style:list-style-name="_5f_Numérotation_20_des_20_exercices">
      <style:paragraph-properties fo:text-align="start" style:justify-single-word="false"/>
      <style:text-properties officeooo:paragraph-rsid="00aec365"/>
    </style:style>
    <style:style style:name="P48" style:family="paragraph" style:parent-style-name="_5f_Paragraphe_5f_Réponse_5f_Elève_5f_Fractions_5f_tabulé_5f_numéroté" style:list-style-name="_5f_Numérotation_20_des_20_exercices">
      <style:text-properties officeooo:paragraph-rsid="00aec365"/>
    </style:style>
    <style:style style:name="P49" style:family="paragraph" style:parent-style-name="_5f_Premier_5f_Titre_5f_Exercices_5f_avec_5f_Num_5f_Exo_5f_sans_5f_Titre" style:list-style-name="_5f_Numérotation_20_des_20_exercices" style:master-page-name="SERIE_5f_NUMERIQUE_5f_CLR_5f_d7e12c_5f_2COL">
      <style:paragraph-properties fo:margin-top="0cm" fo:margin-bottom="0cm" style:contextual-spacing="false" style:page-number="auto"/>
    </style:style>
    <style:style style:name="P50" style:family="paragraph" style:parent-style-name="_5f_Titre_5f_Exercices_5f_sans_5f_Titre" style:list-style-name="_5f_Numérotation_20_des_20_exercices"/>
    <style:style style:name="P51" style:family="paragraph" style:parent-style-name="_5f_Titre_5f_Exercices_5f_sans_5f_Titre" style:list-style-name="_5f_Numérotation_20_des_20_exercices">
      <style:paragraph-properties fo:margin-top="0.3cm" fo:margin-bottom="0cm" style:contextual-spacing="false"/>
    </style:style>
    <style:style style:name="P52" style:family="paragraph" style:parent-style-name="_5f_Titre_5f_Exercices_5f_sans_5f_Titre" style:list-style-name="_5f_Numérotation_20_des_20_exercices">
      <style:paragraph-properties fo:margin-top="0.199cm" fo:margin-bottom="0cm" style:contextual-spacing="false"/>
      <style:text-properties officeooo:paragraph-rsid="00a2e224"/>
    </style:style>
    <style:style style:name="P53" style:family="paragraph" style:parent-style-name="_5f_Titre_5f_Exercices_5f_sans_5f_Titre" style:list-style-name="_5f_Numérotation_20_des_20_exercices">
      <style:paragraph-properties fo:margin-top="0.199cm" fo:margin-bottom="0cm" style:contextual-spacing="false"/>
    </style:style>
    <style:style style:name="P54" style:family="paragraph">
      <style:paragraph-properties fo:text-align="center"/>
    </style:style>
    <style:style style:name="P5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6" style:family="paragraph">
      <loext:graphic-properties draw:fill="solid" draw:fill-color="#d7e12c"/>
    </style:style>
    <style:style style:name="P57" style:family="paragraph">
      <loext:graphic-properties draw:fill="solid" draw:fill-color="#1ca2b8"/>
    </style:style>
    <style:style style:name="P58" style:family="paragraph">
      <loext:graphic-properties draw:fill="solid" draw:fill-color="#9d0f89"/>
    </style:style>
    <style:style style:name="P59" style:family="paragraph">
      <loext:graphic-properties draw:fill="solid" draw:fill-color="#7fb241"/>
    </style:style>
    <style:style style:name="P6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style="italic" officeooo:rsid="0092cbd2" style:font-style-asian="italic" style:font-style-complex="italic"/>
    </style:style>
    <style:style style:name="T30" style:family="text">
      <style:text-properties fo:font-style="italic" officeooo:rsid="0093373f" style:font-style-asian="italic" style:font-style-complex="italic"/>
    </style:style>
    <style:style style:name="T31" style:family="text">
      <style:text-properties fo:font-style="italic" officeooo:rsid="0094ccba" style:font-style-asian="italic" style:font-style-complex="italic"/>
    </style:style>
    <style:style style:name="T32" style:family="text">
      <style:text-properties fo:font-style="italic" officeooo:rsid="00a05e85" style:font-style-asian="italic" style:font-style-complex="italic"/>
    </style:style>
    <style:style style:name="T33" style:family="text">
      <style:text-properties fo:font-style="italic" officeooo:rsid="00a84cbe" style:font-style-asian="italic" style:font-style-complex="italic"/>
    </style:style>
    <style:style style:name="T34" style:family="text">
      <style:text-properties fo:font-style="italic" officeooo:rsid="0092cbd2" style:font-size-asian="8pt" style:font-style-asian="italic" style:font-size-complex="8pt" style:font-style-complex="italic"/>
    </style:style>
    <style:style style:name="T35" style:family="text">
      <style:text-properties fo:font-style="italic" officeooo:rsid="00a05e85" style:font-size-asian="12pt" style:font-style-asian="italic" style:font-size-complex="12pt" style:font-style-complex="italic"/>
    </style:style>
    <style:style style:name="T36" style:family="text">
      <style:text-properties fo:font-style="italic" officeooo:rsid="00a4f7e2" style:font-size-asian="12pt" style:font-style-asian="italic" style:font-size-complex="12pt" style:font-style-complex="italic"/>
    </style:style>
    <style:style style:name="T37" style:family="text">
      <style:text-properties fo:font-style="italic" officeooo:rsid="0094ccba" style:font-size-asian="12pt" style:font-style-asian="italic" style:font-size-complex="12pt" style:font-style-complex="italic"/>
    </style:style>
    <style:style style:name="T38" style:family="text">
      <style:text-properties fo:font-style="italic" fo:background-color="transparent" loext:char-shading-value="0" style:font-size-asian="12pt" style:font-style-asian="italic" style:font-size-complex="12pt" style:font-style-complex="italic"/>
    </style:style>
    <style:style style:name="T39" style:family="text">
      <style:text-properties fo:font-style="italic" officeooo:rsid="0092cbd2" fo:background-color="transparent" loext:char-shading-value="0" style:font-size-asian="12pt" style:font-style-asian="italic" style:font-size-complex="12pt" style:font-style-complex="italic"/>
    </style:style>
    <style:style style:name="T40" style:family="text">
      <style:text-properties fo:font-style="italic" officeooo:rsid="0092cbd2" fo:background-color="#ffff00" loext:char-shading-value="0" style:font-size-asian="12pt" style:font-style-asian="italic" style:font-size-complex="12pt" style:font-style-complex="italic"/>
    </style:style>
    <style:style style:name="T41" style:family="text">
      <style:text-properties fo:font-style="italic" officeooo:rsid="00a48c30" fo:background-color="#ffff00" loext:char-shading-value="0" style:font-size-asian="12pt" style:font-style-asian="italic" style:font-size-complex="12pt" style:font-style-complex="italic"/>
    </style:style>
    <style:style style:name="T42" style:family="text">
      <style:text-properties fo:font-style="italic" officeooo:rsid="00a7be60" fo:background-color="#ffff00" loext:char-shading-value="0" style:font-size-asian="12pt" style:font-style-asian="italic" style:font-size-complex="12pt" style:font-style-complex="italic"/>
    </style:style>
    <style:style style:name="T43" style:family="text">
      <style:text-properties fo:font-style="italic" officeooo:rsid="00a84cbe" fo:background-color="#ffff00" loext:char-shading-value="0" style:font-size-asian="12pt" style:font-style-asian="italic" style:font-size-complex="12pt" style:font-style-complex="italic"/>
    </style:style>
    <style:style style:name="T44" style:family="text">
      <style:text-properties fo:font-style="italic" officeooo:rsid="0094ccba" fo:background-color="#ffff00" loext:char-shading-value="0" style:font-size-asian="12pt" style:font-style-asian="italic" style:font-size-complex="12pt" style:font-style-complex="italic"/>
    </style:style>
    <style:style style:name="T45" style:family="text">
      <style:text-properties fo:font-style="italic" officeooo:rsid="00a98805" fo:background-color="#ffff00" loext:char-shading-value="0" style:font-size-asian="12pt" style:font-style-asian="italic" style:font-size-complex="12pt" style:font-style-complex="italic"/>
    </style:style>
    <style:style style:name="T46" style:family="text">
      <style:text-properties fo:font-style="italic" officeooo:rsid="00a4f7e2" fo:background-color="#ffff00" loext:char-shading-value="0" style:font-size-asian="12pt" style:font-style-asian="italic" style:font-size-complex="12pt" style:font-style-complex="italic"/>
    </style:style>
    <style:style style:name="T47" style:family="text">
      <style:text-properties fo:font-style="italic" officeooo:rsid="00a48c30" fo:background-color="#ffff00" loext:char-shading-value="0" style:font-size-asian="9pt" style:font-style-asian="italic" style:font-size-complex="9pt" style:font-style-complex="italic"/>
    </style:style>
    <style:style style:name="T48" style:family="text">
      <style:text-properties fo:font-style="italic" officeooo:rsid="0092cbd2" fo:background-color="#ffff00" loext:char-shading-value="0" style:font-style-asian="italic" style:font-style-complex="italic"/>
    </style:style>
    <style:style style:name="T49" style:family="text">
      <style:text-properties fo:font-style="italic" officeooo:rsid="0092cbd2" fo:background-color="#ffff00" loext:char-shading-value="0" style:font-size-asian="8pt" style:font-style-asian="italic" style:font-size-complex="8pt" style:font-style-complex="italic"/>
    </style:style>
    <style:style style:name="T50" style:family="text">
      <style:text-properties fo:font-style="italic" officeooo:rsid="0093373f" fo:background-color="#ffff00" loext:char-shading-value="0" style:font-size-asian="8pt" style:font-style-asian="italic" style:font-size-complex="8pt" style:font-style-complex="italic"/>
    </style:style>
    <style:style style:name="T51" style:family="text">
      <style:text-properties style:text-position="super 58%"/>
    </style:style>
    <style:style style:name="T52" style:family="text">
      <style:text-properties style:text-position="super 58%" officeooo:rsid="0093373f"/>
    </style:style>
    <style:style style:name="T53" style:family="text">
      <style:text-properties style:text-position="super 58%" style:font-name="Bitstream Vera Sans1" fo:font-size="10pt" fo:font-style="normal" officeooo:rsid="00a4f6de" fo:background-color="#ffff00" loext:char-shading-value="0" style:font-size-asian="10pt" style:font-style-asian="normal" style:font-size-complex="10pt" style:font-style-complex="normal"/>
    </style:style>
    <style:style style:name="T54" style:family="text">
      <style:text-properties style:text-position="super 58%" officeooo:rsid="0093373f" fo:background-color="#ffff00" loext:char-shading-value="0" style:font-size-asian="8pt" style:font-size-complex="8pt"/>
    </style:style>
    <style:style style:name="T55" style:family="text">
      <style:text-properties style:text-position="super 58%" officeooo:rsid="00abe3a7" fo:background-color="#ffff00" loext:char-shading-value="0"/>
    </style:style>
    <style:style style:name="T56" style:family="text">
      <style:text-properties fo:font-weight="normal" style:font-weight-asian="normal" style:font-weight-complex="normal"/>
    </style:style>
    <style:style style:name="T57" style:family="text">
      <style:text-properties fo:font-weight="normal" officeooo:rsid="0092cbd2" style:font-weight-asian="normal" style:font-weight-complex="normal"/>
    </style:style>
    <style:style style:name="T58" style:family="text">
      <style:text-properties officeooo:rsid="0092cbd2"/>
    </style:style>
    <style:style style:name="T59" style:family="text">
      <style:text-properties fo:font-size="8pt" officeooo:rsid="00a05e85" style:font-size-asian="8pt" style:font-size-complex="8pt"/>
    </style:style>
    <style:style style:name="T60" style:family="text">
      <style:text-properties fo:font-size="8pt" fo:font-style="italic" officeooo:rsid="0092cbd2" style:font-size-asian="8pt" style:font-style-asian="italic" style:font-size-complex="8pt" style:font-style-complex="italic"/>
    </style:style>
    <style:style style:name="T61" style:family="text">
      <style:text-properties fo:font-size="8pt" fo:font-style="italic" officeooo:rsid="00a48c30" fo:background-color="#ffff00" loext:char-shading-value="0" style:font-size-asian="8pt" style:font-style-asian="italic" style:font-size-complex="8pt" style:font-style-complex="italic"/>
    </style:style>
    <style:style style:name="T62" style:family="text">
      <style:text-properties officeooo:rsid="0092cbd2" style:font-size-asian="8pt" style:font-size-complex="8pt"/>
    </style:style>
    <style:style style:name="T63" style:family="text">
      <style:text-properties officeooo:rsid="0093373f"/>
    </style:style>
    <style:style style:name="T64" style:family="text">
      <style:text-properties officeooo:rsid="0094ccba"/>
    </style:style>
    <style:style style:name="T65" style:family="text">
      <style:text-properties style:font-name="Times New Roman" fo:font-size="12pt" fo:font-style="italic" style:font-size-asian="12pt" style:font-style-asian="italic" style:font-size-complex="12pt" style:font-style-complex="italic"/>
    </style:style>
    <style:style style:name="T66" style:family="text">
      <style:text-properties style:font-name="Times New Roman" fo:font-size="12pt" fo:font-style="italic" officeooo:rsid="0092cbd2" style:font-size-asian="12pt" style:font-style-asian="italic" style:font-size-complex="12pt" style:font-style-complex="italic"/>
    </style:style>
    <style:style style:name="T67" style:family="text">
      <style:text-properties style:font-name="Times New Roman" fo:font-size="12pt" fo:font-style="italic" officeooo:rsid="00a00780" style:font-size-asian="12pt" style:font-style-asian="italic" style:font-size-complex="12pt" style:font-style-complex="italic"/>
    </style:style>
    <style:style style:name="T68" style:family="text">
      <style:text-properties style:font-name="Times New Roman" fo:font-size="12pt" fo:font-style="italic" officeooo:rsid="0094ccba" style:font-size-asian="12pt" style:font-style-asian="italic" style:font-size-complex="12pt" style:font-style-complex="italic"/>
    </style:style>
    <style:style style:name="T69" style:family="text">
      <style:text-properties style:font-name="Times New Roman" fo:font-size="12pt" fo:font-style="italic" officeooo:rsid="00a05e85" style:font-size-asian="12pt" style:font-style-asian="italic" style:font-size-complex="12pt" style:font-style-complex="italic"/>
    </style:style>
    <style:style style:name="T70" style:family="text">
      <style:text-properties style:font-name="Times New Roman" fo:font-size="12pt" fo:font-style="italic" fo:font-weight="normal" officeooo:rsid="0092cbd2" style:font-size-asian="12pt" style:font-style-asian="italic" style:font-weight-asian="normal" style:font-size-complex="12pt" style:font-style-complex="italic" style:font-weight-complex="normal"/>
    </style:style>
    <style:style style:name="T71"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72" style:family="text">
      <style:text-properties style:font-name="Times New Roman" fo:font-size="12pt" fo:font-style="italic" officeooo:rsid="00a84cbe" fo:background-color="transparent" loext:char-shading-value="0" style:font-size-asian="12pt" style:font-style-asian="italic" style:font-size-complex="12pt" style:font-style-complex="italic"/>
    </style:style>
    <style:style style:name="T73" style:family="text">
      <style:text-properties style:font-name="Times New Roman" fo:font-size="12pt" fo:font-style="italic" officeooo:rsid="00a7be60" fo:background-color="#ffff00" loext:char-shading-value="0" style:font-size-asian="12pt" style:font-style-asian="italic" style:font-size-complex="12pt" style:font-style-complex="italic"/>
    </style:style>
    <style:style style:name="T74" style:family="text">
      <style:text-properties style:font-name="Times New Roman" fo:font-size="12pt" fo:font-style="italic" officeooo:rsid="0092cbd2" fo:background-color="#ffff00" loext:char-shading-value="0" style:font-size-asian="12pt" style:font-style-asian="italic" style:font-size-complex="12pt" style:font-style-complex="italic"/>
    </style:style>
    <style:style style:name="T75" style:family="text">
      <style:text-properties style:font-name="Times New Roman" fo:font-size="12pt" fo:font-style="italic" officeooo:rsid="00a48c30" fo:background-color="#ffff00" loext:char-shading-value="0" style:font-size-asian="12pt" style:font-style-asian="italic" style:font-size-complex="12pt" style:font-style-complex="italic"/>
    </style:style>
    <style:style style:name="T76" style:family="text">
      <style:text-properties style:font-name="Times New Roman" fo:font-size="12pt" fo:font-style="italic" officeooo:rsid="00a84cbe" fo:background-color="#ffff00" loext:char-shading-value="0" style:font-size-asian="12pt" style:font-style-asian="italic" style:font-size-complex="12pt" style:font-style-complex="italic"/>
    </style:style>
    <style:style style:name="T77" style:family="text">
      <style:text-properties style:font-name="Times New Roman" fo:font-size="12pt" fo:font-style="italic" officeooo:rsid="0094ccba" fo:background-color="#ffff00" loext:char-shading-value="0" style:font-size-asian="12pt" style:font-style-asian="italic" style:font-size-complex="12pt" style:font-style-complex="italic"/>
    </style:style>
    <style:style style:name="T78" style:family="text">
      <style:text-properties style:font-name="Times New Roman" fo:font-size="12pt" fo:font-style="italic" officeooo:rsid="00a4f7e2" fo:background-color="#ffff00" loext:char-shading-value="0" style:font-size-asian="12pt" style:font-style-asian="italic" style:font-size-complex="12pt" style:font-style-complex="italic"/>
    </style:style>
    <style:style style:name="T79" style:family="text">
      <style:text-properties style:font-name="Times New Roman" fo:font-size="12pt" fo:font-style="italic" officeooo:rsid="00a05e85" fo:background-color="#ffff00" loext:char-shading-value="0" style:font-size-asian="12pt" style:font-style-asian="italic" style:font-size-complex="12pt" style:font-style-complex="italic"/>
    </style:style>
    <style:style style:name="T80" style:family="text">
      <style:text-properties style:font-name="Times New Roman" fo:font-size="12pt" fo:letter-spacing="-0.021cm" fo:font-style="italic" style:font-size-asian="12pt" style:font-style-asian="italic" style:font-size-complex="12pt" style:font-style-complex="italic"/>
    </style:style>
    <style:style style:name="T81" style:family="text">
      <style:text-properties style:font-name="Times New Roman" fo:font-size="12pt" fo:letter-spacing="-0.021cm" fo:font-style="italic" officeooo:rsid="0092cbd2" style:font-size-asian="12pt" style:font-style-asian="italic" style:font-size-complex="12pt" style:font-style-complex="italic"/>
    </style:style>
    <style:style style:name="T82" style:family="text">
      <style:text-properties style:font-name="Times New Roman" fo:font-size="12pt" fo:letter-spacing="-0.021cm" fo:font-style="italic" officeooo:rsid="0092cbd2" fo:background-color="#ffff00" loext:char-shading-value="0" style:font-size-asian="12pt" style:font-style-asian="italic" style:font-size-complex="12pt" style:font-style-complex="italic"/>
    </style:style>
    <style:style style:name="T83" style:family="text">
      <style:text-properties officeooo:rsid="00a05e85"/>
    </style:style>
    <style:style style:name="T84" style:family="text">
      <style:text-properties fo:font-size="11pt" style:font-size-asian="11pt" style:font-size-complex="11pt"/>
    </style:style>
    <style:style style:name="T85" style:family="text">
      <style:text-properties fo:font-size="11pt" officeooo:rsid="00a05e85" style:font-size-asian="11pt" style:font-size-complex="11pt"/>
    </style:style>
    <style:style style:name="T86" style:family="text">
      <style:text-properties fo:font-size="11pt" officeooo:rsid="00a05e85" fo:background-color="#ffff00" loext:char-shading-value="0" style:font-size-asian="11pt" style:font-size-complex="11pt"/>
    </style:style>
    <style:style style:name="T87" style:family="text">
      <style:text-properties fo:font-size="9pt" style:font-size-asian="9pt" style:font-size-complex="9pt"/>
    </style:style>
    <style:style style:name="T88" style:family="text">
      <style:text-properties fo:font-size="9pt" officeooo:rsid="0092cbd2" style:font-size-asian="9pt" style:font-size-complex="9pt"/>
    </style:style>
    <style:style style:name="T89" style:family="text">
      <style:text-properties fo:font-size="9pt" officeooo:rsid="00a05e85" style:font-size-asian="9pt" style:font-size-complex="9pt"/>
    </style:style>
    <style:style style:name="T90" style:family="text">
      <style:text-properties fo:font-size="9pt" fo:font-style="italic" officeooo:rsid="0092cbd2" style:font-size-asian="9pt" style:font-style-asian="italic" style:font-size-complex="9pt" style:font-style-complex="italic"/>
    </style:style>
    <style:style style:name="T91" style:family="text">
      <style:text-properties fo:font-size="9pt" fo:font-style="italic" officeooo:rsid="00a00780" style:font-size-asian="9pt" style:font-style-asian="italic" style:font-size-complex="9pt" style:font-style-complex="italic"/>
    </style:style>
    <style:style style:name="T92" style:family="text">
      <style:text-properties fo:font-size="9pt" fo:font-style="italic" officeooo:rsid="00a05e85" style:font-size-asian="9pt" style:font-style-asian="italic" style:font-size-complex="9pt" style:font-style-complex="italic"/>
    </style:style>
    <style:style style:name="T93" style:family="text">
      <style:text-properties fo:font-size="9pt" fo:font-style="italic" fo:font-weight="normal" officeooo:rsid="0092cbd2" style:font-size-asian="9pt" style:font-style-asian="italic" style:font-weight-asian="normal" style:font-size-complex="9pt" style:font-style-complex="italic" style:font-weight-complex="normal"/>
    </style:style>
    <style:style style:name="T94" style:family="text">
      <style:text-properties fo:font-size="9pt" fo:font-style="italic" officeooo:rsid="0092cbd2" fo:background-color="transparent" loext:char-shading-value="0" style:font-size-asian="9pt" style:font-style-asian="italic" style:font-size-complex="9pt" style:font-style-complex="italic"/>
    </style:style>
    <style:style style:name="T95" style:family="text">
      <style:text-properties fo:font-size="9pt" fo:font-style="italic" officeooo:rsid="0092cbd2" fo:background-color="#ffff00" loext:char-shading-value="0" style:font-size-asian="9pt" style:font-style-asian="italic" style:font-size-complex="9pt" style:font-style-complex="italic"/>
    </style:style>
    <style:style style:name="T96" style:family="text">
      <style:text-properties fo:font-size="9pt" fo:font-style="italic" officeooo:rsid="00a48c30" fo:background-color="#ffff00" loext:char-shading-value="0" style:font-size-asian="9pt" style:font-style-asian="italic" style:font-size-complex="9pt" style:font-style-complex="italic"/>
    </style:style>
    <style:style style:name="T97" style:family="text">
      <style:text-properties fo:font-size="9pt" fo:font-style="italic" officeooo:rsid="00a84cbe" fo:background-color="#ffff00" loext:char-shading-value="0" style:font-size-asian="9pt" style:font-style-asian="italic" style:font-size-complex="9pt" style:font-style-complex="italic"/>
    </style:style>
    <style:style style:name="T98" style:family="text">
      <style:text-properties fo:font-size="9pt" fo:font-weight="normal" officeooo:rsid="0092cbd2" style:font-size-asian="9pt" style:font-weight-asian="normal" style:font-size-complex="9pt" style:font-weight-complex="normal"/>
    </style:style>
    <style:style style:name="T99" style:family="text">
      <style:text-properties fo:font-size="9pt" officeooo:rsid="0092cbd2" fo:background-color="#ffff00" loext:char-shading-value="0" style:font-size-asian="9pt" style:font-size-complex="9pt"/>
    </style:style>
    <style:style style:name="T100" style:family="text">
      <style:text-properties fo:font-size="9pt" officeooo:rsid="00a6cd9c" fo:background-color="#ffff00" loext:char-shading-value="0" style:font-size-asian="9pt" style:font-size-complex="9pt"/>
    </style:style>
    <style:style style:name="T101" style:family="text">
      <style:text-properties fo:font-size="9pt" officeooo:rsid="00a84cbe" fo:background-color="#ffff00" loext:char-shading-value="0" style:font-size-asian="9pt" style:font-size-complex="9pt"/>
    </style:style>
    <style:style style:name="T102" style:family="text">
      <style:text-properties fo:font-size="9pt" fo:font-style="normal" officeooo:rsid="0092cbd2" fo:background-color="#ffff00" loext:char-shading-value="0" style:font-size-asian="9pt" style:font-style-asian="normal" style:font-size-complex="9pt" style:font-style-complex="normal"/>
    </style:style>
    <style:style style:name="T103" style:family="text">
      <style:text-properties fo:font-size="9pt" fo:letter-spacing="-0.021cm" style:font-size-asian="9pt" style:font-size-complex="9pt"/>
    </style:style>
    <style:style style:name="T104" style:family="text">
      <style:text-properties fo:font-size="9pt" fo:letter-spacing="-0.021cm" officeooo:rsid="0092cbd2" style:font-size-asian="9pt" style:font-size-complex="9pt"/>
    </style:style>
    <style:style style:name="T105" style:family="text">
      <style:text-properties fo:font-size="9pt" fo:letter-spacing="-0.021cm" fo:font-style="italic" officeooo:rsid="0092cbd2" style:font-size-asian="9pt" style:font-style-asian="italic" style:font-size-complex="9pt" style:font-style-complex="italic"/>
    </style:style>
    <style:style style:name="T106" style:family="text">
      <style:text-properties fo:font-size="9pt" fo:letter-spacing="-0.021cm" fo:font-style="italic" officeooo:rsid="0092cbd2" fo:background-color="#ffff00" loext:char-shading-value="0" style:font-size-asian="9pt" style:font-style-asian="italic" style:font-size-complex="9pt" style:font-style-complex="italic"/>
    </style:style>
    <style:style style:name="T107" style:family="text">
      <style:text-properties fo:font-size="9pt" fo:letter-spacing="-0.021cm" officeooo:rsid="0092cbd2" fo:background-color="#ffff00" loext:char-shading-value="0" style:font-size-asian="9pt" style:font-size-complex="9pt"/>
    </style:style>
    <style:style style:name="T108" style:family="text">
      <style:text-properties fo:font-size="10pt" style:font-size-asian="10pt" style:font-size-complex="10pt"/>
    </style:style>
    <style:style style:name="T109" style:family="text">
      <style:text-properties fo:font-size="10pt" fo:font-style="italic" officeooo:rsid="0092cbd2" style:font-size-asian="10pt" style:font-style-asian="italic" style:font-size-complex="10pt" style:font-style-complex="italic"/>
    </style:style>
    <style:style style:name="T110" style:family="text">
      <style:text-properties fo:font-size="10pt" fo:font-style="italic" officeooo:rsid="00a00780" style:font-size-asian="10pt" style:font-style-asian="italic" style:font-size-complex="10pt" style:font-style-complex="italic"/>
    </style:style>
    <style:style style:name="T111" style:family="text">
      <style:text-properties fo:font-size="10pt" fo:font-style="italic" officeooo:rsid="0092cbd2" fo:background-color="#ffff00" loext:char-shading-value="0" style:font-size-asian="10pt" style:font-style-asian="italic" style:font-size-complex="10pt" style:font-style-complex="italic"/>
    </style:style>
    <style:style style:name="T112" style:family="text">
      <style:text-properties fo:font-size="10pt" fo:font-style="italic" officeooo:rsid="00a4f6de" fo:background-color="#ffff00" loext:char-shading-value="0" style:font-size-asian="10pt" style:font-style-asian="italic" style:font-size-complex="10pt" style:font-style-complex="italic"/>
    </style:style>
    <style:style style:name="T113" style:family="text">
      <style:text-properties fo:font-size="10pt" fo:font-style="italic" officeooo:rsid="00a84cbe" fo:background-color="#ffff00" loext:char-shading-value="0" style:font-size-asian="10pt" style:font-style-asian="italic" style:font-size-complex="10pt" style:font-style-complex="italic"/>
    </style:style>
    <style:style style:name="T114" style:family="text">
      <style:text-properties fo:font-size="10pt" fo:font-style="italic" officeooo:rsid="00a00780" fo:background-color="#ffff00" loext:char-shading-value="0" style:font-size-asian="10pt" style:font-style-asian="italic" style:font-size-complex="10pt" style:font-style-complex="italic"/>
    </style:style>
    <style:style style:name="T115" style:family="text">
      <style:text-properties fo:font-size="10pt" fo:font-weight="normal" officeooo:rsid="0092cbd2" style:font-size-asian="10pt" style:font-weight-asian="normal" style:font-size-complex="10pt" style:font-weight-complex="normal"/>
    </style:style>
    <style:style style:name="T116" style:family="text">
      <style:text-properties fo:font-size="10pt" officeooo:rsid="0092cbd2" fo:background-color="transparent" loext:char-shading-value="0" style:font-size-asian="10pt" style:font-size-complex="10pt"/>
    </style:style>
    <style:style style:name="T117" style:family="text">
      <style:text-properties fo:background-color="transparent" loext:char-shading-value="0"/>
    </style:style>
    <style:style style:name="T118" style:family="text">
      <style:text-properties officeooo:rsid="0092cbd2" fo:background-color="transparent" loext:char-shading-value="0" style:font-size-asian="8pt" style:font-size-complex="8pt"/>
    </style:style>
    <style:style style:name="T119" style:family="text">
      <style:text-properties fo:font-style="normal" officeooo:rsid="00a4f7e2" style:font-size-asian="12pt" style:font-style-asian="normal" style:font-size-complex="12pt" style:font-style-complex="normal"/>
    </style:style>
    <style:style style:name="T120" style:family="text">
      <style:text-properties fo:font-style="normal" officeooo:rsid="0092cbd2" fo:background-color="#ffff00" loext:char-shading-value="0" style:font-size-asian="12pt" style:font-style-asian="normal" style:font-size-complex="12pt" style:font-style-complex="normal"/>
    </style:style>
    <style:style style:name="T121" style:family="text">
      <style:text-properties fo:font-style="normal" officeooo:rsid="00a4f6de" fo:background-color="#ffff00" loext:char-shading-value="0" style:font-size-asian="12pt" style:font-style-asian="normal" style:font-size-complex="12pt" style:font-style-complex="normal"/>
    </style:style>
    <style:style style:name="T122" style:family="text">
      <style:text-properties fo:font-style="normal" officeooo:rsid="00a84cbe" fo:background-color="#ffff00" loext:char-shading-value="0" style:font-size-asian="12pt" style:font-style-asian="normal" style:font-size-complex="12pt" style:font-style-complex="normal"/>
    </style:style>
    <style:style style:name="T123" style:family="text">
      <style:text-properties fo:font-style="normal" officeooo:rsid="00b11c32" fo:background-color="#ffff00" loext:char-shading-value="0" style:font-size-asian="12pt" style:font-style-asian="normal" style:font-size-complex="12pt" style:font-style-complex="normal"/>
    </style:style>
    <style:style style:name="T124" style:family="text">
      <style:text-properties fo:font-style="normal" officeooo:rsid="00a98805" fo:background-color="#ffff00" loext:char-shading-value="0" style:font-size-asian="12pt" style:font-style-asian="normal" style:font-size-complex="12pt" style:font-style-complex="normal"/>
    </style:style>
    <style:style style:name="T125" style:family="text">
      <style:text-properties officeooo:rsid="00a56bfc"/>
    </style:style>
    <style:style style:name="T126" style:family="text">
      <style:text-properties officeooo:rsid="00a6d393"/>
    </style:style>
    <style:style style:name="T127" style:family="text">
      <style:text-properties officeooo:rsid="00a8cfe8"/>
    </style:style>
    <style:style style:name="T128" style:family="text">
      <style:text-properties officeooo:rsid="00a9c7e0"/>
    </style:style>
    <style:style style:name="T129" style:family="text">
      <style:text-properties officeooo:rsid="00a7be60" fo:background-color="#ffff00" loext:char-shading-value="0"/>
    </style:style>
    <style:style style:name="T130" style:family="text">
      <style:text-properties officeooo:rsid="0092cbd2" fo:background-color="#ffff00" loext:char-shading-value="0" style:font-size-asian="8pt" style:font-size-complex="8pt"/>
    </style:style>
    <style:style style:name="T131" style:family="text">
      <style:text-properties officeooo:rsid="00a7be60" fo:background-color="#ffff00" loext:char-shading-value="0" style:font-size-asian="8pt" style:font-size-complex="8pt"/>
    </style:style>
    <style:style style:name="T132" style:family="text">
      <style:text-properties officeooo:rsid="00a6cd9c" fo:background-color="#ffff00" loext:char-shading-value="0" style:font-size-asian="8pt" style:font-size-complex="8pt"/>
    </style:style>
    <style:style style:name="T133" style:family="text">
      <style:text-properties officeooo:rsid="00a84cbe" fo:background-color="#ffff00" loext:char-shading-value="0" style:font-size-asian="8pt" style:font-size-complex="8pt"/>
    </style:style>
    <style:style style:name="T134" style:family="text">
      <style:text-properties officeooo:rsid="0093373f" fo:background-color="#ffff00" loext:char-shading-value="0" style:font-size-asian="8pt" style:font-size-complex="8pt"/>
    </style:style>
    <style:style style:name="T135" style:family="text">
      <style:text-properties officeooo:rsid="0092cbd2" fo:background-color="#ffff00" loext:char-shading-value="0"/>
    </style:style>
    <style:style style:name="T136" style:family="text">
      <style:text-properties officeooo:rsid="00a48c30" fo:background-color="#ffff00" loext:char-shading-value="0" style:font-size-asian="12pt" style:font-style-asian="italic" style:font-size-complex="12pt" style:font-style-complex="italic"/>
    </style:style>
    <style:style style:name="T137" style:family="text">
      <style:text-properties officeooo:rsid="00aae4ed" fo:background-color="#ffff00" loext:char-shading-value="0"/>
    </style:style>
    <style:style style:name="T138" style:family="text">
      <style:text-properties officeooo:rsid="00abe3a7" fo:background-color="#ffff00" loext:char-shading-value="0"/>
    </style:style>
    <style:style style:name="T139" style:family="text">
      <style:text-properties officeooo:rsid="00aae4ed" fo:background-color="#ffff00" loext:char-shading-value="0" style:font-size-asian="11pt" style:font-size-complex="11pt"/>
    </style:style>
    <style:style style:name="T140" style:family="text">
      <style:text-properties officeooo:rsid="00b8384b" fo:background-color="#ffff00" loext:char-shading-value="0"/>
    </style:style>
    <style:style style:name="T141" style:family="text">
      <style:text-properties officeooo:rsid="00bba022" fo:background-color="#ffff00" loext:char-shading-value="0"/>
    </style:style>
    <style:style style:name="T142" style:family="text">
      <style:text-properties fo:color="#000000" loext:opacity="100%" officeooo:rsid="00a7be60" fo:background-color="#ffff00" loext:char-shading-value="0"/>
    </style:style>
    <style:style style:name="T143" style:family="text">
      <style:text-properties fo:color="#000000" loext:opacity="100%" style:font-name="Times New Roman" fo:font-size="12pt" fo:font-style="italic" officeooo:rsid="00a7be60" fo:background-color="#ffff00" loext:char-shading-value="0" style:font-size-asian="12pt" style:font-style-asian="italic" style:font-size-complex="12pt" style:font-style-complex="italic"/>
    </style:style>
    <style:style style:name="T144" style:family="text">
      <style:text-properties fo:color="#000000" loext:opacity="100%" style:font-name="Times New Roman" fo:font-size="12pt" fo:font-style="italic" officeooo:rsid="0092cbd2" fo:background-color="#ffff00" loext:char-shading-value="0" style:font-size-asian="12pt" style:font-style-asian="italic" style:font-size-complex="12pt" style:font-style-complex="italic"/>
    </style:style>
    <style:style style:name="T145" style:family="text">
      <style:text-properties fo:color="#000000" loext:opacity="100%" style:font-name="Times New Roman" fo:font-size="12pt" fo:font-style="italic" officeooo:rsid="0094ccba" fo:background-color="#ffff00" loext:char-shading-value="0" style:font-size-asian="12pt" style:font-style-asian="italic" style:font-size-complex="12pt" style:font-style-complex="italic"/>
    </style:style>
    <style:style style:name="T146" style:family="text">
      <style:text-properties fo:color="#000000" loext:opacity="100%" style:font-name="Times New Roman" fo:font-size="12pt" fo:font-style="italic" officeooo:rsid="00abe3a7" fo:background-color="#ffff00" loext:char-shading-value="0" style:font-size-asian="12pt" style:font-style-asian="italic" style:font-size-complex="12pt" style:font-style-complex="italic"/>
    </style:style>
    <style:style style:name="T147" style:family="text">
      <style:text-properties fo:color="#000000" loext:opacity="100%" style:font-name="Bitstream Vera Sans1" fo:font-size="10pt" fo:font-style="normal" officeooo:rsid="00a7be60" fo:background-color="#ffff00" loext:char-shading-value="0" style:font-size-asian="10pt" style:font-style-asian="normal" style:font-size-complex="10pt" style:font-style-complex="normal"/>
    </style:style>
    <style:style style:name="T148" style:family="text">
      <style:text-properties fo:color="#000000" loext:opacity="100%" style:font-name="Bitstream Vera Sans1" fo:font-size="10pt" fo:font-style="normal" officeooo:rsid="00a4f6de" fo:background-color="#ffff00" loext:char-shading-value="0" style:font-size-asian="10pt" style:font-style-asian="normal" style:font-size-complex="10pt" style:font-style-complex="normal"/>
    </style:style>
    <style:style style:name="T149" style:family="text">
      <style:text-properties fo:color="#000000" loext:opacity="100%" style:font-name="Bitstream Vera Sans1" fo:font-size="10pt" fo:font-style="normal" officeooo:rsid="00aae4ed" fo:background-color="#ffff00" loext:char-shading-value="0" style:font-size-asian="10pt" style:font-style-asian="normal" style:font-size-complex="10pt" style:font-style-complex="normal"/>
    </style:style>
    <style:style style:name="T150" style:family="text">
      <style:text-properties fo:color="#000000" loext:opacity="100%" style:text-position="super 58%" style:font-name="Bitstream Vera Sans1" fo:font-size="10pt" fo:font-style="normal" officeooo:rsid="00abe3a7" fo:background-color="#ffff00" loext:char-shading-value="0" style:font-size-asian="10pt" style:font-style-asian="normal" style:font-size-complex="10pt" style:font-style-complex="normal"/>
    </style:style>
    <style:style style:name="T151" style:family="text">
      <style:text-properties fo:color="#000000" loext:opacity="100%" style:text-position="0% 100%" style:font-name="Times New Roman" fo:font-size="12pt" fo:font-style="italic" officeooo:rsid="00abe3a7" fo:background-color="#ffff00" loext:char-shading-value="0" style:font-size-asian="12pt" style:font-style-asian="italic" style:font-size-complex="12pt" style:font-style-complex="italic"/>
    </style:style>
    <style:style style:name="T152" style:family="text">
      <style:text-properties fo:color="#000000" loext:opacity="100%" style:text-position="0% 100%" style:font-name="Times New Roman" fo:font-size="6pt" fo:font-style="italic" officeooo:rsid="00abe3a7" fo:background-color="#ffff00" loext:char-shading-value="0" style:font-size-asian="6pt" style:font-style-asian="italic" style:font-size-complex="6pt" style:font-style-complex="italic"/>
    </style:style>
    <style:style style:name="T153" style:family="text">
      <style:text-properties officeooo:rsid="00a48c30"/>
    </style:style>
    <style:style style:name="T154" style:family="text">
      <style:text-properties officeooo:rsid="00a7be60"/>
    </style:style>
    <style:style style:name="T155" style:family="text">
      <style:text-properties style:font-name="Bitstream Vera Sans1" fo:font-size="10pt" fo:font-style="normal" officeooo:rsid="00a4f6de" fo:background-color="#ffff00" loext:char-shading-value="0" style:font-size-asian="10pt" style:font-style-asian="normal" style:font-size-complex="10pt" style:font-style-complex="normal"/>
    </style:style>
    <style:style style:name="T156" style:family="text">
      <style:text-properties fo:letter-spacing="-0.021cm"/>
    </style:style>
    <style:style style:name="T157" style:family="text">
      <style:text-properties fo:letter-spacing="-0.021cm" officeooo:rsid="0092cbd2"/>
    </style:style>
    <style:style style:name="T158" style:family="text">
      <style:text-properties fo:letter-spacing="-0.021cm" officeooo:rsid="0092cbd2" style:font-size-asian="8pt" style:font-size-complex="8pt"/>
    </style:style>
    <style:style style:name="T159" style:family="text">
      <style:text-properties fo:letter-spacing="-0.021cm" fo:font-style="italic" officeooo:rsid="0092cbd2" style:font-style-asian="italic" style:font-style-complex="italic"/>
    </style:style>
    <style:style style:name="T160" style:family="text">
      <style:text-properties fo:letter-spacing="-0.021cm" officeooo:rsid="0092cbd2" fo:background-color="#ffff00" loext:char-shading-value="0"/>
    </style:style>
    <style:style style:name="T161" style:family="text">
      <style:text-properties fo:letter-spacing="-0.021cm" officeooo:rsid="00a7be60" fo:background-color="#ffff00" loext:char-shading-value="0"/>
    </style:style>
    <style:style style:name="T162"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52cm" svg:stroke-color="#ffcc00" draw:marker-start-width="0.508cm" draw:marker-end-width="0.508cm" draw:textarea-horizontal-align="center" draw:textarea-vertical-align="middle" fo:padding-top="0.076cm" fo:padding-bottom="0.076cm" fo:padding-left="0.076cm" fo:padding-right="0.0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98929584" text:style-name="_5f_Numérotation_20_des_20_exercices">
        <text:list-item>
          <text:h text:style-name="P49" text:outline-level="1"><text:span text:style-name="_5f_Caractères">Simplifie les écritures littérales suivantes</text:span><text:span text:style-name="_5f_Caractères"><text:span text:style-name="T126"> </text:span></text:span><text:span text:style-name="_5f_Caractères">:</text:span></text:h>
          <text:list>
            <text:list-item>
              <text:p text:style-name="P42"><text:span text:style-name="_5f_Caractères">6</text:span><text:span text:style-name="_5f_Caractères"><text:span text:style-name="T58"> </text:span></text:span><text:span text:style-name="_5f_Caractères"><text:span text:style-name="T87">×</text:span></text:span><text:span text:style-name="_5f_Caractères"><text:span text:style-name="T58"> </text:span></text:span><text:span text:style-name="_5f_Caractères"><text:span text:style-name="T65">a</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29">6</text:span></text:span><text:span text:style-name="_5f_Caractères"><text:span text:style-name="T73">a</text:span></text:span></text:p>
            </text:list-item>
            <text:list-item>
              <text:p text:style-name="P42"><text:span text:style-name="_5f_Caractères">8</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5">b</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2">8</text:span></text:span><text:span text:style-name="_5f_Caractères"><text:span text:style-name="T143">b</text:span></text:span></text:p>
            </text:list-item>
            <text:list-item>
              <text:p text:style-name="P43"><text:span text:style-name="_5f_Caractères">1</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5">c</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3">c</text:span></text:span></text:p>
            </text:list-item>
            <text:list-item>
              <text:p text:style-name="P42"><text:span text:style-name="_5f_Caractères">23</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5">d</text:span></text:span><text:span text:style-name="_5f_Caractères"><text:span text:style-name="T29"> </text:span></text:span><text:span text:style-name="_5f_Caractères">=</text:span><text:span text:style-name="_5f_Caractères"><text:span text:style-name="T58"> </text:span></text:span><text:span text:style-name="_5f_Caractères"><text:span text:style-name="T142">23</text:span></text:span><text:span text:style-name="_5f_Caractères"><text:span text:style-name="T143">d</text:span></text:span></text:p>
            </text:list-item>
            <text:list-item>
              <text:p text:style-name="P42"><text:span text:style-name="_5f_Caractères"><text:span text:style-name="T65">e</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0</text:span><text:span text:style-name="_5f_Caractères"><text:span text:style-name="T58"> </text:span></text:span><text:span text:style-name="_5f_Caractères">=</text:span><text:span text:style-name="_5f_Caractères"><text:span text:style-name="T58"> </text:span></text:span><text:span text:style-name="_5f_Caractères"><text:span text:style-name="T142">0</text:span></text:span></text:p>
            </text:list-item>
            <text:list-item>
              <text:p text:style-name="P42"><text:span text:style-name="_5f_Caractères"><text:span text:style-name="T66">a</text:span></text:span><text:span text:style-name="_5f_Caractères"><text:span text:style-name="T29"> </text:span></text:span><text:span text:style-name="_5f_Caractères"><text:span text:style-name="T90">×</text:span></text:span><text:span text:style-name="_5f_Caractères"><text:span text:style-name="T58"> </text:span></text:span><text:span text:style-name="_5f_Caractères"><text:span text:style-name="T66">b </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3">ab</text:span></text:span></text:p>
            </text:list-item>
            <text:list-item>
              <text:p text:style-name="P42"><text:span text:style-name="_5f_Caractères"><text:span text:style-name="T66">x</text:span></text:span><text:span text:style-name="_5f_Caractères"><text:span text:style-name="T29"> </text:span></text:span><text:span text:style-name="_5f_Caractères"><text:span text:style-name="T90">×</text:span></text:span><text:span text:style-name="_5f_Caractères"><text:span text:style-name="T58"> </text:span></text:span><text:span text:style-name="_5f_Caractères">9</text:span><text:span text:style-name="_5f_Caractères"><text:span text:style-name="T58"> </text:span></text:span><text:span text:style-name="_5f_Caractères">=</text:span><text:span text:style-name="_5f_Caractères"><text:span text:style-name="T58"> </text:span></text:span><text:span text:style-name="_5f_Caractères"><text:span text:style-name="T142">9</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6">x</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2">9</text:span></text:span><text:span text:style-name="_5f_Caractères"><text:span text:style-name="T144">x</text:span></text:span></text:p>
            </text:list-item>
            <text:list-item>
              <text:p text:style-name="P42"><text:span text:style-name="_5f_Caractères"><text:span text:style-name="T65">y</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3</text:span><text:span text:style-name="_5f_Caractères"><text:span text:style-name="T58"> </text:span></text:span><text:span text:style-name="_5f_Caractères">=</text:span><text:span text:style-name="_5f_Caractères"><text:span text:style-name="T58"> </text:span></text:span><text:span text:style-name="_5f_Caractères"><text:span text:style-name="T142">3</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5">y</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2">3</text:span></text:span><text:span text:style-name="_5f_Caractères"><text:span text:style-name="T143">y</text:span></text:span></text:p>
            </text:list-item>
            <text:list-item>
              <text:p text:style-name="P42"><text:span text:style-name="_5f_Caractères"><text:span text:style-name="T66">e</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5</text:span><text:span text:style-name="_5f_Caractères"><text:span text:style-name="T58"> </text:span></text:span><text:span text:style-name="_5f_Caractères">=</text:span><text:span text:style-name="_5f_Caractères"><text:span text:style-name="T58"> </text:span></text:span><text:span text:style-name="_5f_Caractères"><text:span text:style-name="T142">5</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6">e</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2">5</text:span></text:span><text:span text:style-name="_5f_Caractères"><text:span text:style-name="T143">e</text:span></text:span></text:p>
            </text:list-item>
            <text:list-item>
              <text:p text:style-name="P42"><text:span text:style-name="_5f_Caractères"><text:span text:style-name="T66">g</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12</text:span><text:span text:style-name="_5f_Caractères"><text:span text:style-name="T58"> </text:span></text:span><text:span text:style-name="_5f_Caractères">=</text:span><text:span text:style-name="_5f_Caractères"><text:span text:style-name="T58"> </text:span></text:span><text:span text:style-name="_5f_Caractères"><text:span text:style-name="T142">12</text:span></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5">g</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42">12</text:span></text:span><text:span text:style-name="_5f_Caractères"><text:span text:style-name="T143">g</text:span></text:span></text:p>
            </text:list-item>
          </text:list>
        </text:list-item>
        <text:list-item>
          <text:h text:style-name="P51" text:outline-level="1"><text:span text:style-name="_5f_Caractères">Simplifie les expressions littérales suivantes</text:span><text:span text:style-name="_5f_Caractères"><text:span text:style-name="T125"> </text:span></text:span><text:span text:style-name="_5f_Caractères">: </text:span></text:h>
          <text:list>
            <text:list-item>
              <text:p text:style-name="P42"><text:span text:style-name="_5f_Caractères">2</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6">x</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5</text:span><text:span text:style-name="_5f_Caractères"><text:span text:style-name="T58"> </text:span></text:span><text:span text:style-name="_5f_Caractères">= </text:span><text:span text:style-name="_5f_pointillés_20_gris"><text:span text:style-name="T153"> </text:span></text:span><text:span text:style-name="_5f_Caractères"><text:span text:style-name="T129">10</text:span></text:span><text:span text:style-name="_5f_Caractères"><text:span text:style-name="T130"> </text:span></text:span><text:span text:style-name="_5f_Caractères"><text:span text:style-name="T74">x</text:span></text:span></text:p>
            </text:list-item>
            <text:list-item>
              <text:p text:style-name="P42"><text:span text:style-name="_5f_Caractères"><text:span text:style-name="T66">g</text:span></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8</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9</text:span><text:span text:style-name="_5f_Caractères"><text:span text:style-name="T58"> </text:span></text:span><text:span text:style-name="_5f_Caractères">=</text:span><text:span text:style-name="_5f_Caractères"><text:span text:style-name="T58"> </text:span></text:span><text:span text:style-name="_5f_Caractères"><text:span text:style-name="T131">72</text:span></text:span><text:span text:style-name="_5f_Caractères"><text:span text:style-name="T74">g</text:span></text:span></text:p>
            </text:list-item>
            <text:list-item>
              <text:p text:style-name="P42"><text:span text:style-name="_5f_Caractères">5</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text:span text:style-name="_5f_Caractères"><text:span text:style-name="T66">x</text:span></text:span><text:span text:style-name="_5f_Caractères"><text:span text:style-name="T58"> </text:span></text:span><text:span text:style-name="_5f_Caractères"><text:span text:style-name="T108">−</text:span></text:span><text:span text:style-name="_5f_Caractères"><text:span text:style-name="T58"> </text:span></text:span><text:span text:style-name="_5f_Caractères">7)</text:span><text:span text:style-name="_5f_Caractères"><text:span text:style-name="T58"> </text:span></text:span><text:span text:style-name="_5f_Caractères">=</text:span><text:span text:style-name="_5f_Caractères"><text:span text:style-name="T58"> </text:span></text:span><text:span text:style-name="_5f_Caractères"><text:span text:style-name="T120">5(</text:span></text:span><text:span text:style-name="_5f_Caractères"><text:span text:style-name="T74">x</text:span></text:span><text:span text:style-name="_5f_Caractères"><text:span text:style-name="T41"> </text:span></text:span><text:span text:style-name="_5f_Caractères"><text:span text:style-name="T111">−</text:span></text:span><text:span text:style-name="_5f_Caractères"><text:span text:style-name="T61"> </text:span></text:span><text:span text:style-name="_5f_Caractères"><text:span text:style-name="T120">7</text:span></text:span><text:span text:style-name="_5f_Caractères"><text:span text:style-name="T40">)</text:span></text:span></text:p>
            </text:list-item>
            <text:list-item>
              <text:p text:style-name="P42"><text:span text:style-name="_5f_Caractères">2</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6">a</text:span></text:span><text:span text:style-name="_5f_Caractères"><text:span text:style-name="T58"> </text:span></text:span><text:span text:style-name="_5f_Caractères"><text:span text:style-name="T87">+</text:span></text:span><text:span text:style-name="_5f_Caractères"><text:span text:style-name="T58"> </text:span></text:span><text:span text:style-name="_5f_Caractères">5</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5">c</text:span></text:span><text:span text:style-name="_5f_Caractères"><text:span text:style-name="T58"> </text:span></text:span><text:span text:style-name="_5f_Caractères">=</text:span><text:span text:style-name="_5f_Caractères"><text:span text:style-name="T58"> </text:span></text:span><text:span text:style-name="_5f_Caractères"><text:span text:style-name="T135">2</text:span></text:span><text:span text:style-name="_5f_Caractères"><text:span text:style-name="T74">a</text:span></text:span><text:span text:style-name="_5f_Caractères"><text:span text:style-name="T135"> </text:span></text:span><text:span text:style-name="_5f_Caractères"><text:span text:style-name="T99">+</text:span></text:span><text:span text:style-name="_5f_Caractères"><text:span text:style-name="T135"> 5</text:span></text:span><text:span text:style-name="_5f_Caractères"><text:span text:style-name="T74">c</text:span></text:span></text:p>
            </text:list-item>
            <text:list-item>
              <text:p text:style-name="P42"><text:span text:style-name="_5f_Caractères"><text:span text:style-name="T66">a</text:span></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5">d</text:span></text:span><text:span text:style-name="_5f_Caractères"><text:span text:style-name="T58"> </text:span></text:span><text:span text:style-name="_5f_Caractères"><text:span text:style-name="T87">+</text:span></text:span><text:span text:style-name="_5f_Caractères"><text:span text:style-name="T58"> </text:span></text:span><text:span text:style-name="_5f_Caractères">3</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8</text:span><text:span text:style-name="_5f_Caractères"><text:span text:style-name="T58"> </text:span></text:span><text:span text:style-name="_5f_Caractères">=</text:span><text:span text:style-name="_5f_Caractères"><text:span text:style-name="T58"> </text:span></text:span><text:span text:style-name="_5f_Caractères"><text:span text:style-name="T74">a</text:span></text:span><text:span text:style-name="_5f_Caractères"><text:span text:style-name="T135"> </text:span></text:span><text:span text:style-name="_5f_Caractères"><text:span text:style-name="T74">d </text:span></text:span><text:span text:style-name="_5f_Caractères"><text:span text:style-name="T99">+</text:span></text:span><text:span text:style-name="_5f_Caractères"><text:span text:style-name="T135"> </text:span></text:span><text:span text:style-name="_5f_Caractères"><text:span text:style-name="T129">24</text:span></text:span></text:p>
            </text:list-item>
            <text:list-item>
              <text:p text:style-name="P42"><text:span text:style-name="_5f_Caractères">(</text:span><text:span text:style-name="_5f_Caractères"><text:span text:style-name="T65">a</text:span></text:span><text:span text:style-name="_5f_Caractères"><text:span text:style-name="T58"> </text:span></text:span><text:span text:style-name="_5f_Caractères"><text:span text:style-name="T87">+</text:span></text:span><text:span text:style-name="_5f_Caractères"><text:span text:style-name="T58"> </text:span></text:span><text:span text:style-name="_5f_Caractères"><text:span text:style-name="T65">b</text:span></text:span><text:span text:style-name="_5f_Caractères">)</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5</text:span><text:span text:style-name="_5f_Caractères"><text:span text:style-name="T58"> </text:span></text:span><text:span text:style-name="_5f_Caractères">=</text:span><text:span text:style-name="_5f_Caractères"><text:span text:style-name="T58"> </text:span></text:span><text:span text:style-name="_5f_Caractères_5f_correction"><text:span text:style-name="T154">5</text:span></text:span><text:span text:style-name="_5f_Caractères"><text:span text:style-name="T129">(</text:span></text:span><text:span text:style-name="_5f_Caractères"><text:span text:style-name="T73">a</text:span></text:span><text:span text:style-name="_5f_Caractères"><text:span text:style-name="T75"> </text:span></text:span><text:span text:style-name="_5f_Caractères"><text:span text:style-name="T95">+</text:span></text:span><text:span text:style-name="_5f_Caractères"><text:span text:style-name="T96"> </text:span></text:span><text:span text:style-name="_5f_Caractères"><text:span text:style-name="T73">b</text:span></text:span><text:span text:style-name="_5f_Caractères"><text:span text:style-name="T42">)</text:span></text:span></text:p>
            </text:list-item>
            <text:list-item>
              <text:p text:style-name="P42"><text:span text:style-name="_5f_Caractères">0</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5">u</text:span></text:span><text:span text:style-name="_5f_Caractères"><text:span text:style-name="T58"> </text:span></text:span><text:span text:style-name="_5f_Caractères"><text:span text:style-name="T87">+</text:span></text:span><text:span text:style-name="_5f_Caractères"><text:span text:style-name="T58"> </text:span></text:span><text:span text:style-name="_5f_Caractères">1</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5">m</text:span></text:span><text:span text:style-name="_5f_Caractères"><text:span text:style-name="T58"> </text:span></text:span><text:span text:style-name="_5f_Caractères">=</text:span><text:span text:style-name="_5f_Caractères"><text:span text:style-name="T58"> </text:span></text:span><text:span text:style-name="_5f_Caractères"><text:span text:style-name="T74">m</text:span></text:span></text:p>
            </text:list-item>
          </text:list>
        </text:list-item>
        <text:list-item>
          <text:h text:style-name="P51" text:outline-level="1"><text:span text:style-name="_5f_Caractères">Simplifie les expressions littérales suivantes</text:span><text:span text:style-name="_5f_Caractères"><text:span text:style-name="T125"> </text:span></text:span><text:span text:style-name="_5f_Caractères">: </text:span></text:h>
          <text:list>
            <text:list-item>
              <text:p text:style-name="P42"><text:span text:style-name="_5f_Caractères"><text:span text:style-name="T66">x</text:span></text:span><text:span text:style-name="_5f_Caractères"><text:span text:style-name="T67"> </text:span></text:span><text:span text:style-name="_5f_Caractères"><text:span text:style-name="T91">×</text:span></text:span><text:span text:style-name="_5f_Caractères"><text:span text:style-name="T62"> </text:span></text:span><text:span text:style-name="_5f_Caractères">8</text:span><text:span text:style-name="_5f_Caractères"><text:span text:style-name="T58"> </text:span></text:span><text:span text:style-name="_5f_Caractères"><text:span text:style-name="T87">+</text:span></text:span><text:span text:style-name="_5f_Caractères"><text:span text:style-name="T58"> </text:span></text:span><text:span text:style-name="_5f_Caractères"><text:span text:style-name="T66">x</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text:span text:style-name="T65">y</text:span></text:span><text:span text:style-name="_5f_Caractères"><text:span text:style-name="T29"> </text:span></text:span><text:span text:style-name="_5f_Caractères"><text:span text:style-name="T60">−</text:span></text:span><text:span text:style-name="_5f_Caractères"><text:span text:style-name="T58"> </text:span></text:span><text:span text:style-name="_5f_Caractères"><text:span text:style-name="T66">y</text:span></text:span><text:span text:style-name="_5f_Caractères"><text:span text:style-name="T29"> </text:span></text:span><text:span text:style-name="_5f_Caractères">=</text:span><text:span text:style-name="_5f_Caractères"><text:span text:style-name="T58"> </text:span></text:span><text:span text:style-name="_5f_Caractères"><text:span text:style-name="T135">8 </text:span></text:span><text:span text:style-name="_5f_Caractères"><text:span text:style-name="T74">x</text:span></text:span><text:span text:style-name="_5f_Caractères"><text:span text:style-name="T75"> </text:span></text:span><text:span text:style-name="_5f_Caractères"><text:span text:style-name="T95">+</text:span></text:span><text:span text:style-name="_5f_Caractères"><text:span text:style-name="T47"> </text:span></text:span><text:span text:style-name="_5f_Caractères"><text:span text:style-name="T74">x</text:span></text:span><text:span text:style-name="_5f_Caractères"><text:span text:style-name="T130"> </text:span></text:span><text:span text:style-name="_5f_Caractères"><text:span text:style-name="T74">y</text:span></text:span><text:span text:style-name="_5f_Caractères"><text:span text:style-name="T41"> </text:span></text:span><text:span text:style-name="_5f_Caractères"><text:span text:style-name="T111">−</text:span></text:span><text:span text:style-name="_5f_Caractères"><text:span text:style-name="T135"> </text:span></text:span><text:span text:style-name="_5f_Caractères"><text:span text:style-name="T74">y</text:span></text:span></text:p>
            </text:list-item>
            <text:list-item>
              <text:p text:style-name="P44"><text:span text:style-name="_5f_Caractères">(</text:span><text:span text:style-name="_5f_Caractères"><text:span text:style-name="T65">z</text:span></text:span><text:span text:style-name="_5f_Caractères"><text:span text:style-name="T29"> </text:span></text:span><text:span text:style-name="_5f_Caractères"><text:span text:style-name="T109">−</text:span></text:span><text:span text:style-name="_5f_Caractères"><text:span text:style-name="T58"> </text:span></text:span><text:span text:style-name="_5f_Caractères">4)</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9</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11</text:span><text:span text:style-name="_5f_Caractères"><text:span text:style-name="T58"> </text:span></text:span><text:span text:style-name="_5f_Caractères">=</text:span><text:span text:style-name="_5f_Caractères"><text:span text:style-name="T58"> </text:span></text:span><text:span text:style-name="_5f_Caractères"><text:span text:style-name="T135">9(</text:span></text:span><text:span text:style-name="_5f_Caractères"><text:span text:style-name="T74">z</text:span></text:span><text:span text:style-name="_5f_Caractères"><text:span text:style-name="T48"> </text:span></text:span><text:span text:style-name="_5f_Caractères"><text:span text:style-name="T111">−</text:span></text:span><text:span text:style-name="_5f_Caractères"><text:span text:style-name="T135"> 4) </text:span></text:span><text:span text:style-name="_5f_Caractères"><text:span text:style-name="T99">+</text:span></text:span><text:span text:style-name="_5f_Caractères"><text:span text:style-name="T135"> 11</text:span></text:span></text:p>
            </text:list-item>
            <text:list-item>
              <text:p text:style-name="P44"><text:span text:style-name="_5f_Caractères">2</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text:span text:style-name="_5f_Caractères"><text:span text:style-name="T65">n</text:span></text:span><text:span text:style-name="_5f_Caractères"><text:span text:style-name="T29"> </text:span></text:span><text:span text:style-name="_5f_Caractères"><text:span text:style-name="T109">−</text:span></text:span><text:span text:style-name="_5f_Caractères"><text:span text:style-name="T58"> </text:span></text:span><text:span text:style-name="_5f_Caractères">4)</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3</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6">n</text:span></text:span><text:span text:style-name="_5f_Caractères"><text:span text:style-name="T29"> </text:span></text:span><text:span text:style-name="_5f_Caractères"><text:span text:style-name="T109">−</text:span></text:span><text:span text:style-name="_5f_Caractères"><text:span text:style-name="T58"> </text:span></text:span><text:span text:style-name="_5f_Caractères">14</text:span><text:span text:style-name="_5f_Caractères"><text:span text:style-name="T58"> </text:span></text:span><text:span text:style-name="_5f_Caractères">=</text:span><text:span text:style-name="_5f_Caractères"><text:span text:style-name="T58"> </text:span></text:span><text:span text:style-name="_5f_Caractères"><text:span text:style-name="T135">2(</text:span></text:span><text:span text:style-name="_5f_Caractères"><text:span text:style-name="T74">n</text:span></text:span><text:span text:style-name="_5f_Caractères"><text:span text:style-name="T48"> </text:span></text:span><text:span text:style-name="_5f_Caractères"><text:span text:style-name="T111">−</text:span></text:span><text:span text:style-name="_5f_Caractères"><text:span text:style-name="T135"> 4) </text:span></text:span><text:span text:style-name="_5f_Caractères"><text:span text:style-name="T99">+</text:span></text:span><text:span text:style-name="_5f_Caractères"><text:span text:style-name="T135"> 3</text:span></text:span><text:span text:style-name="_5f_Caractères"><text:span text:style-name="T130"> </text:span></text:span><text:span text:style-name="_5f_Caractères"><text:span text:style-name="T74">n</text:span></text:span><text:span text:style-name="_5f_Caractères"><text:span text:style-name="T48"> </text:span></text:span><text:span text:style-name="_5f_Caractères"><text:span text:style-name="T111">−</text:span></text:span><text:span text:style-name="_5f_Caractères"><text:span text:style-name="T135"> 14</text:span></text:span></text:p>
            </text:list-item>
            <text:list-item>
              <text:p text:style-name="P44"><text:span text:style-name="_5f_Caractères"><text:span text:style-name="T65">b</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5</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5">e</text:span></text:span><text:span text:style-name="_5f_Caractères"><text:span text:style-name="T29"> </text:span></text:span><text:span text:style-name="_5f_Caractères"><text:span text:style-name="T90">+</text:span></text:span><text:span text:style-name="_5f_Caractères"><text:span text:style-name="T58"> </text:span></text:span><text:span text:style-name="_5f_Caractères">7)</text:span><text:span text:style-name="_5f_Caractères"><text:span text:style-name="T58"> </text:span></text:span><text:span text:style-name="_5f_Caractères">=</text:span><text:span text:style-name="_5f_Caractères"><text:span text:style-name="T58"> </text:span></text:span><text:span text:style-name="_5f_Caractères"><text:span text:style-name="T74">b</text:span></text:span><text:span text:style-name="_5f_Caractères"><text:span text:style-name="T135">(5</text:span></text:span><text:span text:style-name="_5f_Caractères"><text:span text:style-name="T74">e</text:span></text:span><text:span text:style-name="_5f_Caractères"><text:span text:style-name="T48"> </text:span></text:span><text:span text:style-name="_5f_Caractères"><text:span text:style-name="T95">+</text:span></text:span><text:span text:style-name="_5f_Caractères"><text:span text:style-name="T135"> 7)</text:span></text:span></text:p>
            </text:list-item>
            <text:list-item>
              <text:p text:style-name="P44"><text:span text:style-name="_5f_Caractères">2,5</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6">d</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text:span><text:span text:style-name="_5f_Caractères"><text:span text:style-name="T66">d</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9</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7</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3)</text:span><text:span text:style-name="_5f_Caractères"><text:span text:style-name="T58"> </text:span></text:span><text:span text:style-name="_5f_Caractères">=</text:span><text:span text:style-name="_5f_Caractères"><text:span text:style-name="T58"> </text:span></text:span><text:span text:style-name="_5f_Caractères"><text:span text:style-name="T135">2,5</text:span></text:span><text:span text:style-name="_5f_Caractères"><text:span text:style-name="T130"> </text:span></text:span><text:span text:style-name="_5f_Caractères"><text:span text:style-name="T74">d </text:span></text:span><text:span text:style-name="_5f_Caractères"><text:span text:style-name="T135">(9</text:span></text:span><text:span text:style-name="_5f_Caractères"><text:span text:style-name="T74">d </text:span></text:span><text:span text:style-name="_5f_Caractères"><text:span text:style-name="T99">+</text:span></text:span><text:span text:style-name="_5f_Caractères"><text:span text:style-name="T135"> </text:span></text:span><text:span text:style-name="_5f_Caractères"><text:span text:style-name="T129">21</text:span></text:span><text:span text:style-name="_5f_Caractères"><text:span text:style-name="T135">)</text:span></text:span></text:p>
            </text:list-item>
            <text:list-item>
              <text:p text:style-name="P44"><text:span text:style-name="_5f_Caractères"><text:span text:style-name="T156">7,8</text:span></text:span><text:span text:style-name="_5f_Caractères"><text:span text:style-name="T157"> </text:span></text:span><text:span text:style-name="_5f_Caractères"><text:span text:style-name="T104">×</text:span></text:span><text:span text:style-name="_5f_Caractères"><text:span text:style-name="T158"> </text:span></text:span><text:span text:style-name="_5f_Caractères"><text:span text:style-name="T81">m</text:span></text:span><text:span text:style-name="_5f_Caractères"><text:span text:style-name="T159"> </text:span></text:span><text:span text:style-name="_5f_Caractères"><text:span text:style-name="T103">+</text:span></text:span><text:span text:style-name="_5f_Caractères"><text:span text:style-name="T157"> </text:span></text:span><text:span text:style-name="_5f_Caractères"><text:span text:style-name="T156">6,2</text:span></text:span><text:span text:style-name="_5f_Caractères"><text:span text:style-name="T157"> </text:span></text:span><text:span text:style-name="_5f_Caractères"><text:span text:style-name="T104">×</text:span></text:span><text:span text:style-name="_5f_Caractères"><text:span text:style-name="T158"> </text:span></text:span><text:span text:style-name="_5f_Caractères"><text:span text:style-name="T156">(5,1</text:span></text:span><text:span text:style-name="_5f_Caractères"><text:span text:style-name="T157"> </text:span></text:span><text:span text:style-name="_5f_Caractères"><text:span text:style-name="T104">×</text:span></text:span><text:span text:style-name="_5f_Caractères"><text:span text:style-name="T158"> </text:span></text:span><text:span text:style-name="_5f_Caractères"><text:span text:style-name="T80">m</text:span></text:span><text:span text:style-name="_5f_Caractères"><text:span text:style-name="T159"> </text:span></text:span><text:span text:style-name="_5f_Caractères"><text:span text:style-name="T105">+</text:span></text:span><text:span text:style-name="_5f_Caractères"><text:span text:style-name="T157"> </text:span></text:span><text:span text:style-name="_5f_Caractères"><text:span text:style-name="T156">6</text:span></text:span><text:span text:style-name="_5f_Caractères"><text:span text:style-name="T157"> </text:span></text:span><text:span text:style-name="_5f_Caractères"><text:span text:style-name="T104">×</text:span></text:span><text:span text:style-name="_5f_Caractères"><text:span text:style-name="T158"> </text:span></text:span><text:span text:style-name="_5f_Caractères"><text:span text:style-name="T156">4)</text:span></text:span><text:span text:style-name="_5f_Caractères"><text:span text:style-name="T157"> </text:span></text:span><text:span text:style-name="_5f_Caractères"><text:span text:style-name="T156">=</text:span></text:span><text:span text:style-name="_5f_Caractères"><text:span text:style-name="T157"> </text:span></text:span><text:span text:style-name="_5f_Caractères"><text:span text:style-name="T160">7,8</text:span></text:span><text:span text:style-name="_5f_Caractères"><text:span text:style-name="T82">m</text:span></text:span><text:span text:style-name="_5f_Caractères"><text:span text:style-name="T107">+</text:span></text:span><text:span text:style-name="_5f_Caractères"><text:span text:style-name="T160">6,2(5,1</text:span></text:span><text:span text:style-name="_5f_Caractères"><text:span text:style-name="T82">m</text:span></text:span><text:span text:style-name="_5f_Caractères"><text:span text:style-name="T106">+</text:span></text:span><text:span text:style-name="_5f_Caractères"><text:span text:style-name="T161">24</text:span></text:span><text:span text:style-name="_5f_Caractères"><text:span text:style-name="T160">)</text:span></text:span></text:p>
            </text:list-item>
            <text:list-item>
              <text:p text:style-name="P46"><text:span text:style-name="_5f_Caractères">9</text:span><text:span text:style-name="_5f_Caractères"><text:span text:style-name="T58"> </text:span></text:span><text:span text:style-name="_5f_Caractères"><text:span text:style-name="T88">×</text:span></text:span><text:span text:style-name="_5f_Caractères"><text:span text:style-name="T62"> </text:span></text:span><text:span text:style-name="_5f_Caractères"><text:span text:style-name="T66">m</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5</text:span><text:span text:style-name="_5f_Caractères"><text:span text:style-name="T58"> </text:span></text:span><text:span text:style-name="_5f_Caractères"><text:span text:style-name="T88">+</text:span></text:span><text:span text:style-name="_5f_Caractères"><text:span text:style-name="T58"> </text:span></text:span><text:span text:style-name="_5f_Caractères"><text:span text:style-name="T65">k</text:span></text:span><text:span text:style-name="_5f_Caractères"><text:span text:style-name="T29"> </text:span></text:span><text:span text:style-name="_5f_Caractères"><text:span text:style-name="T90">×</text:span></text:span><text:span text:style-name="_5f_Caractères"><text:span text:style-name="T62"> </text:span></text:span><text:span text:style-name="_5f_Caractères"><text:span text:style-name="T65">j</text:span></text:span><text:span text:style-name="_5f_Caractères"><text:span text:style-name="T66"> </text:span></text:span><text:span text:style-name="_5f_Caractères"><text:span text:style-name="T90">×</text:span></text:span><text:span text:style-name="_5f_Caractères"><text:span text:style-name="T62"> </text:span></text:span><text:span text:style-name="_5f_Caractères">8</text:span><text:span text:style-name="_5f_Caractères"><text:span text:style-name="T58"> </text:span></text:span><text:span text:style-name="_5f_Caractères">=</text:span><text:span text:style-name="_5f_Caractères"><text:span text:style-name="T58"> </text:span></text:span><text:span text:style-name="_5f_Caractères"><text:span text:style-name="T141">45</text:span></text:span><text:span text:style-name="_5f_Caractères"><text:span text:style-name="T74">m</text:span></text:span><text:span text:style-name="_5f_Caractères"><text:span text:style-name="T41"> </text:span></text:span><text:span text:style-name="_5f_Caractères"><text:span text:style-name="T95">+</text:span></text:span><text:span text:style-name="_5f_Caractères"><text:span text:style-name="T130"> </text:span></text:span><text:span text:style-name="_5f_Caractères"><text:span text:style-name="T141">8</text:span></text:span><text:span text:style-name="_5f_Caractères"><text:span text:style-name="T48"> </text:span></text:span><text:span text:style-name="_5f_Caractères"><text:span text:style-name="T74">j</text:span></text:span><text:span text:style-name="_5f_Caractères"><text:span text:style-name="T40"> </text:span></text:span><text:span text:style-name="_5f_Caractères"><text:span text:style-name="T74">k</text:span></text:span></text:p>
            </text:list-item>
          </text:list>
        </text:list-item>
        <text:list-item>
          <text:h text:style-name="P51" text:outline-level="1"><text:span text:style-name="_5f_Caractères">Réduis l’expression littérale quand ce</text:span><text:span text:style-name="_5f_Caractères"><text:span text:style-name="T126">la est</text:span></text:span><text:span text:style-name="_5f_Caractères"> possible</text:span><text:span text:style-name="_5f_Caractères"><text:span text:style-name="T126"> </text:span></text:span><text:span text:style-name="_5f_Caractères">:</text:span></text:h>
        </text:list-item>
      </text:list>
      <text:list text:style-name="_5f_Numérotation_20_des_20_exercices">
        <text:list-item>
          <text:list>
            <text:list-item text:start-value="1">
              <text:p text:style-name="P44"><text:span text:style-name="_5f_Caractères">4 + 5</text:span><text:span text:style-name="_5f_Caractères"><text:span text:style-name="T65">x</text:span></text:span><text:span text:style-name="_5f_Caractères"><text:span text:style-name="T117">  </text:span></text:span><text:span text:style-name="_5f_Caractères"><text:span text:style-name="T155">expression littérale</text:span></text:span><text:span text:style-name="_5f_pointillés_20_gris"><text:span text:style-name="T147"> réduit</text:span></text:span><text:span text:style-name="_5f_pointillés_20_gris"><text:span text:style-name="T148">e</text:span></text:span></text:p>
            </text:list-item>
            <text:list-item>
              <text:p text:style-name="P44"><text:span text:style-name="_5f_Caractères">4</text:span><text:span text:style-name="_5f_Caractères"><text:span text:style-name="T62"> </text:span></text:span><text:span text:style-name="_5f_Caractères"><text:span text:style-name="T88">×</text:span></text:span><text:span text:style-name="_5f_Caractères"><text:span text:style-name="T62"> </text:span></text:span><text:span text:style-name="_5f_Caractères">5</text:span><text:span text:style-name="_5f_Caractères"><text:span text:style-name="T66">x</text:span></text:span><text:span text:style-name="_5f_Caractères"><text:span text:style-name="T39"> </text:span></text:span><text:span text:style-name="_5f_Caractères"><text:span text:style-name="T40"> =</text:span></text:span><text:span text:style-name="_5f_pointillés_20_gris"><text:span text:style-name="T136"> </text:span></text:span><text:span text:style-name="_5f_Caractères"><text:span text:style-name="T121">20</text:span></text:span><text:span text:style-name="_5f_Caractères"><text:span text:style-name="T74">x</text:span></text:span></text:p>
            </text:list-item>
            <text:list-item>
              <text:p text:style-name="P44"><text:span text:style-name="_5f_Caractères">4</text:span><text:span text:style-name="_5f_Caractères"><text:span text:style-name="T66">x</text:span></text:span><text:span text:style-name="_5f_Caractères"><text:span text:style-name="T62"> </text:span></text:span><text:span text:style-name="_5f_Caractères"><text:span text:style-name="T88">×</text:span></text:span><text:span text:style-name="_5f_Caractères"><text:span text:style-name="T62"> </text:span></text:span><text:span text:style-name="_5f_Caractères">5</text:span><text:span text:style-name="_5f_Caractères"><text:span text:style-name="T40"> =</text:span></text:span><text:span text:style-name="_5f_pointillés_20_gris"><text:span text:style-name="T136"> </text:span></text:span><text:span text:style-name="_5f_Caractères"><text:span text:style-name="T121">20</text:span></text:span><text:span text:style-name="_5f_Caractères"><text:span text:style-name="T74">x</text:span></text:span></text:p>
            </text:list-item>
            <text:list-item>
              <text:p text:style-name="P44"><text:span text:style-name="_5f_Caractères"><text:span text:style-name="T117">4</text:span></text:span><text:span text:style-name="_5f_Caractères"><text:span text:style-name="T71">x</text:span></text:span><text:span text:style-name="_5f_Caractères"><text:span text:style-name="T118"> </text:span></text:span><text:span text:style-name="_5f_Caractères"><text:span text:style-name="T94">+</text:span></text:span><text:span text:style-name="_5f_Caractères"><text:span text:style-name="T118"> </text:span></text:span><text:span text:style-name="_5f_Caractères"><text:span text:style-name="T117">5</text:span></text:span><text:span text:style-name="_5f_Caractères"><text:span text:style-name="T71">x</text:span></text:span><text:span text:style-name="_5f_Caractères"><text:span text:style-name="T40"> =</text:span></text:span><text:span text:style-name="_5f_pointillés_20_gris"><text:span text:style-name="T136"> </text:span></text:span><text:span text:style-name="_5f_Caractères"><text:span text:style-name="T121">9</text:span></text:span><text:span text:style-name="_5f_Caractères"><text:span text:style-name="T74">x</text:span></text:span></text:p>
            </text:list-item>
            <text:list-item>
              <text:p text:style-name="P44"><text:span text:style-name="_5f_Caractères">4</text:span><text:span text:style-name="_5f_Caractères"><text:span text:style-name="T65">x</text:span></text:span><text:span text:style-name="_5f_Caractères"><text:span text:style-name="T62"> </text:span></text:span><text:span text:style-name="_5f_Caractères"><text:span text:style-name="T88">×</text:span></text:span><text:span text:style-name="_5f_Caractères"><text:span text:style-name="T62"> </text:span></text:span><text:span text:style-name="_5f_Caractères">5</text:span><text:span text:style-name="_5f_Caractères"><text:span text:style-name="T65">x</text:span></text:span><text:span text:style-name="_5f_Caractères"><text:span text:style-name="T40"> =</text:span></text:span><text:span text:style-name="_5f_pointillés_20_gris"><text:span text:style-name="T136"> </text:span></text:span><text:span text:style-name="_5f_Caractères"><text:span text:style-name="T121">20</text:span></text:span><text:span text:style-name="_5f_Caractères"><text:span text:style-name="T74">x</text:span></text:span><text:span text:style-name="_5f_Caractères"><text:span text:style-name="T53">2</text:span></text:span></text:p>
            </text:list-item>
            <text:list-item>
              <text:p text:style-name="P44"><text:span text:style-name="_5f_Caractères"><text:span text:style-name="T117">4</text:span></text:span><text:span text:style-name="_5f_Caractères"><text:span text:style-name="T71">x</text:span></text:span><text:span text:style-name="_5f_Caractères"><text:span text:style-name="T118"> </text:span></text:span><text:span text:style-name="_5f_Caractères"><text:span text:style-name="T116">−</text:span></text:span><text:span text:style-name="_5f_Caractères"><text:span text:style-name="T118"> </text:span></text:span><text:span text:style-name="_5f_Caractères"><text:span text:style-name="T117">5</text:span></text:span><text:span text:style-name="_5f_Caractères"><text:span text:style-name="T71">x</text:span></text:span><text:span text:style-name="_5f_Caractères"><text:span text:style-name="T38"> </text:span></text:span><text:span text:style-name="_5f_Caractères"><text:span text:style-name="T40"> =</text:span></text:span><text:span text:style-name="_5f_pointillés_20_gris"><text:span text:style-name="T136"> </text:span></text:span><text:span text:style-name="_5f_Caractères"><text:span text:style-name="T111">−</text:span></text:span><text:span text:style-name="_5f_Caractères"><text:span text:style-name="T112"> </text:span></text:span><text:span text:style-name="_5f_Caractères"><text:span text:style-name="T74">x</text:span></text:span></text:p>
            </text:list-item>
          </text:list>
        </text:list-item>
      </text:list>
      <text:list xml:id="list104119052856474" text:continue-list="list4198929584" text:style-name="_5f_Numérotation_20_des_20_exercices">
        <text:list-item>
          <text:h text:style-name="P50" text:outline-level="1"><text:span text:style-name="_5f_Caractères">Relie chaque expression à sa forme réduite</text:span><text:span text:style-name="_5f_Caractères"><text:span text:style-name="T127"> </text:span></text:span><text:span text:style-name="_5f_Caractères">:</text:span></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h text:style-name="P24" text:outline-level="1"><text:span text:style-name="_5f_Caractères"><text:span text:style-name="T56">7</text:span></text:span><text:span text:style-name="_5f_Caractères"><text:span text:style-name="T70">x</text:span></text:span><text:span text:style-name="_5f_Caractères"><text:span text:style-name="T57"> </text:span></text:span><text:span text:style-name="_5f_Caractères"><text:span text:style-name="T93">+</text:span></text:span><text:span text:style-name="_5f_Caractères"><text:span text:style-name="T57"> </text:span></text:span><text:span text:style-name="_5f_Caractères"><text:span text:style-name="T56">3</text:span></text:span></text:h>
          </table:table-cell>
          <table:table-cell table:style-name="Tableau4.B1" office:value-type="string">
            <text:list text:style-name="List_20_1">
              <text:list-item>
                <text:h text:style-name="P38" text:outline-level="1"><draw:line text:anchor-type="paragraph" draw:z-index="90" draw:name="Ligne 1" draw:style-name="gr6" draw:text-style-name="P54" svg:x1="0.162cm" svg:y1="0.415cm" svg:x2="1.533cm" svg:y2="1.833cm"><text:p/></draw:line><draw:line text:anchor-type="paragraph" draw:z-index="93" draw:name="Ligne 4" draw:style-name="gr6" draw:text-style-name="P54" svg:x1="0.228cm" svg:y1="2.659cm" svg:x2="1.533cm" svg:y2="0.415cm"><text:p/></draw:line><text:span text:style-name="_5f_Caractères"/></text:h>
              </text:list-item>
            </text:list>
          </table:table-cell>
          <table:table-cell table:style-name="Tableau4.C1" office:value-type="string">
            <text:list text:continue-numbering="true" text:style-name="List_20_1">
              <text:list-item>
                <text:h text:style-name="P39" text:outline-level="1"><text:span text:style-name="_5f_Caractères"/></text:h>
              </text:list-item>
            </text:list>
          </table:table-cell>
          <table:table-cell table:style-name="Tableau4.D1" office:value-type="string">
            <text:p text:style-name="P22"><text:span text:style-name="_5f_Caractères">21</text:span><text:span text:style-name="_5f_Caractères"><text:span text:style-name="T66">x</text:span></text:span></text:p>
          </table:table-cell>
        </table:table-row>
        <table:table-row table:style-name="Tableau4.1">
          <table:table-cell table:style-name="Tableau4.A2" office:value-type="string">
            <text:h text:style-name="P24" text:outline-level="1"><text:span text:style-name="_5f_Caractères"><text:span text:style-name="T56">7</text:span></text:span><text:span text:style-name="_5f_Caractères"><text:span text:style-name="T70">x</text:span></text:span><text:span text:style-name="_5f_Caractères"><text:span text:style-name="T57"> </text:span></text:span><text:span text:style-name="_5f_Caractères"><text:span text:style-name="T93">+</text:span></text:span><text:span text:style-name="_5f_Caractères"><text:span text:style-name="T57"> </text:span></text:span><text:span text:style-name="_5f_Caractères"><text:span text:style-name="T56">3</text:span></text:span><text:span text:style-name="_5f_Caractères"><text:span text:style-name="T70">x</text:span></text:span></text:h>
          </table:table-cell>
          <table:table-cell table:style-name="Tableau4.B2" office:value-type="string">
            <text:list text:continue-numbering="true" text:style-name="List_20_1">
              <text:list-item>
                <text:h text:style-name="P38" text:outline-level="1"><draw:line text:anchor-type="paragraph" draw:z-index="91" draw:name="Ligne 2" draw:style-name="gr6" draw:text-style-name="P54" svg:x1="0.162cm" svg:y1="0.37cm" svg:x2="1.533cm" svg:y2="0.303cm"><text:p/></draw:line><draw:line text:anchor-type="paragraph" draw:z-index="94" draw:name="Ligne 5" draw:style-name="gr6" draw:text-style-name="P54" svg:x1="0.228cm" svg:y1="2.735cm" svg:x2="1.533cm" svg:y2="0.37cm"><text:p/></draw:line><text:span text:style-name="_5f_Caractères"/></text:h>
              </text:list-item>
            </text:list>
          </table:table-cell>
          <table:table-cell table:style-name="Tableau4.C2" office:value-type="string">
            <text:list text:continue-numbering="true" text:style-name="List_20_1">
              <text:list-item>
                <text:h text:style-name="P39" text:outline-level="1"><text:span text:style-name="_5f_Caractères"/></text:h>
              </text:list-item>
            </text:list>
          </table:table-cell>
          <table:table-cell table:style-name="Tableau4.D2" office:value-type="string">
            <text:p text:style-name="P22"><text:span text:style-name="_5f_Caractères">10</text:span><text:span text:style-name="_5f_Caractères"><text:span text:style-name="T66">x</text:span></text:span></text:p>
          </table:table-cell>
        </table:table-row>
        <table:table-row table:style-name="Tableau4.1">
          <table:table-cell table:style-name="Tableau4.A2" office:value-type="string">
            <text:h text:style-name="P23" text:outline-level="1"><text:span text:style-name="_5f_Caractères"><text:span text:style-name="T56">7</text:span></text:span><text:span text:style-name="_5f_Caractères"><text:span text:style-name="T70">x</text:span></text:span><text:span text:style-name="_5f_Caractères"><text:span text:style-name="T57"> </text:span></text:span><text:span text:style-name="_5f_Caractères"><text:span text:style-name="T115">−</text:span></text:span><text:span text:style-name="_5f_Caractères"><text:span text:style-name="T57"> </text:span></text:span><text:span text:style-name="_5f_Caractères"><text:span text:style-name="T56">3</text:span></text:span><text:span text:style-name="_5f_Caractères"><text:span text:style-name="T70">x</text:span></text:span></text:h>
          </table:table-cell>
          <table:table-cell table:style-name="Tableau4.B3" office:value-type="string">
            <text:list text:continue-numbering="true" text:style-name="List_20_1">
              <text:list-item>
                <text:h text:style-name="P38" text:outline-level="1"><draw:line text:anchor-type="paragraph" draw:z-index="92" draw:name="Ligne 3" draw:style-name="gr6" draw:text-style-name="P54" svg:x1="0.228cm" svg:y1="0.423cm" svg:x2="1.551cm" svg:y2="2.76cm"><text:p/></draw:line><text:span text:style-name="_5f_Caractères"/></text:h>
              </text:list-item>
            </text:list>
          </table:table-cell>
          <table:table-cell table:style-name="Tableau4.C3" office:value-type="string">
            <text:list text:continue-numbering="true" text:style-name="List_20_1">
              <text:list-item>
                <text:h text:style-name="P39" text:outline-level="1"><text:span text:style-name="_5f_Caractères"/></text:h>
              </text:list-item>
            </text:list>
          </table:table-cell>
          <table:table-cell table:style-name="Tableau4.D2" office:value-type="string">
            <text:p text:style-name="P25"><text:span text:style-name="_5f_Caractères">7</text:span><text:span text:style-name="_5f_Caractères"><text:span text:style-name="T66">x</text:span></text:span><text:span text:style-name="_5f_Caractères"><text:span text:style-name="T58"> </text:span></text:span><text:span text:style-name="_5f_Caractères"><text:span text:style-name="T90">+</text:span></text:span><text:span text:style-name="_5f_Caractères"><text:span text:style-name="T58"> </text:span></text:span><text:span text:style-name="_5f_Caractères">3</text:span></text:p>
          </table:table-cell>
        </table:table-row>
        <table:table-row table:style-name="Tableau4.1">
          <table:table-cell table:style-name="Tableau4.A2" office:value-type="string">
            <text:h text:style-name="P24" text:outline-level="1"><text:span text:style-name="_5f_Caractères"><text:span text:style-name="T56">7</text:span></text:span><text:span text:style-name="_5f_Caractères"><text:span text:style-name="T70">x</text:span></text:span><text:span text:style-name="_5f_Caractères"><text:span text:style-name="T57"> </text:span></text:span><text:span text:style-name="_5f_Caractères"><text:span text:style-name="T98">×</text:span></text:span><text:span text:style-name="_5f_Caractères"><text:span text:style-name="T57"> </text:span></text:span><text:span text:style-name="_5f_Caractères"><text:span text:style-name="T56">3</text:span></text:span></text:h>
          </table:table-cell>
          <table:table-cell table:style-name="Tableau4.B4" office:value-type="string">
            <text:list text:continue-numbering="true" text:style-name="List_20_1">
              <text:list-item>
                <text:h text:style-name="P38" text:outline-level="1"><text:span text:style-name="_5f_Caractères"/></text:h>
              </text:list-item>
            </text:list>
          </table:table-cell>
          <table:table-cell table:style-name="Tableau4.C4" office:value-type="string">
            <text:list text:continue-numbering="true" text:style-name="List_20_1">
              <text:list-item>
                <text:h text:style-name="P39" text:outline-level="1"><text:span text:style-name="_5f_Caractères"/></text:h>
              </text:list-item>
            </text:list>
          </table:table-cell>
          <table:table-cell table:style-name="Tableau4.D2" office:value-type="string">
            <text:p text:style-name="P22"><text:span text:style-name="_5f_Caractères">25</text:span><text:span text:style-name="_5f_Caractères"><text:span text:style-name="T66">x</text:span></text:span></text:p>
          </table:table-cell>
        </table:table-row>
        <table:table-row table:style-name="Tableau4.1">
          <table:table-cell table:style-name="Tableau4.A2" office:value-type="string">
            <text:h text:style-name="P24" text:outline-level="1"><text:span text:style-name="_5f_Caractères"><text:span text:style-name="T56">5</text:span></text:span><text:span text:style-name="_5f_Caractères"><text:span text:style-name="T70">x</text:span></text:span><text:span text:style-name="_5f_Caractères"><text:span text:style-name="T57"> </text:span></text:span><text:span text:style-name="_5f_Caractères"><text:span text:style-name="T93">+</text:span></text:span><text:span text:style-name="_5f_Caractères"><text:span text:style-name="T57"> </text:span></text:span><text:span text:style-name="_5f_Caractères"><text:span text:style-name="T56">5</text:span></text:span><text:span text:style-name="_5f_Caractères"><text:span text:style-name="T70">x</text:span></text:span></text:h>
          </table:table-cell>
          <table:table-cell table:style-name="Tableau4.B5" office:value-type="string">
            <text:list text:continue-numbering="true" text:style-name="List_20_1">
              <text:list-item>
                <text:h text:style-name="P38" text:outline-level="1"><draw:line text:anchor-type="paragraph" draw:z-index="95" draw:name="Ligne 6" draw:style-name="gr6" draw:text-style-name="P54" svg:x1="0.228cm" svg:y1="1.159cm" svg:x2="1.533cm" svg:y2="0.333cm"><text:p/></draw:line><text:span text:style-name="_5f_Caractères"/></text:h>
              </text:list-item>
            </text:list>
          </table:table-cell>
          <table:table-cell table:style-name="Tableau4.C5" office:value-type="string">
            <text:list text:continue-numbering="true" text:style-name="List_20_1">
              <text:list-item>
                <text:h text:style-name="P39" text:outline-level="1"><text:span text:style-name="_5f_Caractères"/></text:h>
              </text:list-item>
            </text:list>
          </table:table-cell>
          <table:table-cell table:style-name="Tableau4.D2" office:value-type="string">
            <text:p text:style-name="P22"><text:span text:style-name="_5f_Caractères">21</text:span><text:span text:style-name="_5f_Caractères"><text:span text:style-name="T66">x</text:span></text:span><text:span text:style-name="_5f_Caractères"><text:span text:style-name="T51">2</text:span></text:span></text:p>
          </table:table-cell>
        </table:table-row>
        <table:table-row table:style-name="Tableau4.1">
          <table:table-cell table:style-name="Tableau4.A2" office:value-type="string">
            <text:h text:style-name="P24" text:outline-level="1"><text:span text:style-name="_5f_Caractères"><text:span text:style-name="T56">7</text:span></text:span><text:span text:style-name="_5f_Caractères"><text:span text:style-name="T70">x</text:span></text:span><text:span text:style-name="_5f_Caractères"><text:span text:style-name="T57"> </text:span></text:span><text:span text:style-name="_5f_Caractères"><text:span text:style-name="T98">×</text:span></text:span><text:span text:style-name="_5f_Caractères"><text:span text:style-name="T57"> </text:span></text:span><text:span text:style-name="_5f_Caractères"><text:span text:style-name="T56">3</text:span></text:span><text:span text:style-name="_5f_Caractères"><text:span text:style-name="T70">x</text:span></text:span></text:h>
          </table:table-cell>
          <table:table-cell table:style-name="Tableau4.B6" office:value-type="string">
            <text:list text:continue-numbering="true" text:style-name="List_20_1">
              <text:list-item>
                <text:h text:style-name="P38" text:outline-level="1"><text:span text:style-name="_5f_Caractères"/></text:h>
              </text:list-item>
            </text:list>
          </table:table-cell>
          <table:table-cell table:style-name="Tableau4.C6" office:value-type="string">
            <text:list text:continue-numbering="true" text:style-name="List_20_1">
              <text:list-item>
                <text:h text:style-name="P39" text:outline-level="1"><text:span text:style-name="_5f_Caractères"/></text:h>
              </text:list-item>
            </text:list>
          </table:table-cell>
          <table:table-cell table:style-name="Tableau4.D2" office:value-type="string">
            <text:p text:style-name="P22"><text:span text:style-name="_5f_Caractères">4</text:span><text:span text:style-name="_5f_Caractères"><text:span text:style-name="T66">x</text:span></text:span></text:p>
          </table:table-cell>
        </table:table-row>
      </table:table>
      <text:list text:continue-list="list104119052856474" text:style-name="_5f_Numérotation_20_des_20_exercices">
        <text:list-item>
          <text:h text:style-name="P52" text:outline-level="1"><text:span text:style-name="_5f_Caractères">Écris</text:span><text:span text:style-name="_5f_Caractères"><text:span text:style-name="T126"> le symbole</text:span></text:span><text:span text:style-name="_5f_Caractères"> «</text:span><text:span text:style-name="_5f_Caractères"><text:span text:style-name="T87">×</text:span></text:span><text:span text:style-name="_5f_Caractères">» </text:span><text:span text:style-name="_5f_Caractères"><text:span text:style-name="T126">dans chacune des expressions suivantes là où il est </text:span></text:span><text:span text:style-name="_5f_Caractères">sous-entendu</text:span><text:span text:style-name="_5f_Caractères"><text:span text:style-name="T126"> </text:span></text:span><text:span text:style-name="_5f_Caractères">:</text:span></text:h>
          <text:list>
            <text:list-item>
              <text:p text:style-name="P44"><text:span text:style-name="_5f_Caractères">3,1</text:span><text:span text:style-name="_5f_Caractères"><text:span text:style-name="T65">a</text:span></text:span><text:span text:style-name="_5f_Caractères"><text:span text:style-name="T34"> </text:span></text:span><text:span text:style-name="_5f_Caractères">=</text:span><text:span text:style-name="_5f_Caractères"><text:span text:style-name="T62">  </text:span></text:span><text:span text:style-name="_5f_Caractères"><text:span text:style-name="T130">3,1</text:span></text:span><text:span text:style-name="_5f_Caractères"><text:span text:style-name="T132"> </text:span></text:span><text:span text:style-name="_5f_Caractères"><text:span text:style-name="T99">×</text:span></text:span><text:span text:style-name="_5f_Caractères"><text:span text:style-name="T100"> </text:span></text:span><text:span text:style-name="_5f_Caractères"><text:span text:style-name="T74">a</text:span></text:span></text:p>
            </text:list-item>
            <text:list-item>
              <text:p text:style-name="P44"><text:span text:style-name="_5f_Caractères">6,7</text:span><text:span text:style-name="_5f_Caractères"><text:span text:style-name="T65">b</text:span></text:span><text:span text:style-name="_5f_Caractères"><text:span text:style-name="T34"> </text:span></text:span><text:span text:style-name="_5f_Caractères">=</text:span><text:span text:style-name="_5f_Caractères"><text:span text:style-name="T62"> </text:span></text:span><text:span text:style-name="_5f_Caractères"><text:span text:style-name="T130">6,7</text:span></text:span><text:span text:style-name="_5f_Caractères"><text:span text:style-name="T132"> </text:span></text:span><text:span text:style-name="_5f_Caractères"><text:span text:style-name="T99">×</text:span></text:span><text:span text:style-name="_5f_Caractères"><text:span text:style-name="T100"> </text:span></text:span><text:span text:style-name="_5f_Caractères"><text:span text:style-name="T74">b</text:span></text:span></text:p>
            </text:list-item>
            <text:list-item>
              <text:p text:style-name="P48"><text:span text:style-name="_5f_Caractères"><draw:frame draw:style-name="fr8" draw:name="Objet11" text:anchor-type="as-char" svg:width="0.295cm" svg:height="0.873cm" draw:z-index="85"><draw:object xlink:href="./Object 5" xlink:type="simple" xlink:show="embed" xlink:actuate="onLoad"/><draw:image xlink:href="./ObjectReplacements/Object 5" xlink:type="simple" xlink:show="embed" xlink:actuate="onLoad"/><svg:desc>formule</svg:desc></draw:frame></text:span><text:span text:style-name="_5f_Caractères"><text:span text:style-name="T65">q</text:span></text:span><text:span text:style-name="_5f_Caractères"><text:span text:style-name="T34"> </text:span></text:span><text:span text:style-name="_5f_Caractères"><text:span text:style-name="T90">+</text:span></text:span><text:span text:style-name="_5f_Caractères"><text:span text:style-name="T62"> </text:span></text:span><text:span text:style-name="_5f_Caractères"><draw:frame draw:style-name="fr7" draw:name="Objet12" text:anchor-type="as-char" svg:y="-0.593cm" svg:width="0.769cm" svg:height="0.928cm" draw:z-index="86"><draw:object xlink:href="./Object 6" xlink:type="simple" xlink:show="embed" xlink:actuate="onLoad"/><draw:image xlink:href="./ObjectReplacements/Object 6" xlink:type="simple" xlink:show="embed" xlink:actuate="onLoad"/><svg:desc>formule</svg:desc></draw:frame></text:span><text:span text:style-name="_5f_Caractères"><text:span text:style-name="T62"> </text:span></text:span><text:span text:style-name="_5f_Caractères">=</text:span><text:span text:style-name="_5f_Caractères"><text:span text:style-name="T62"> </text:span></text:span><text:span text:style-name="_5f_Caractères"><text:span text:style-name="T130"><draw:frame draw:style-name="fr6" draw:name="Objet1" text:anchor-type="as-char" svg:width="0.295cm" svg:height="0.873cm" draw:z-index="87"><draw:object xlink:href="./Object 1" xlink:type="simple" xlink:show="embed" xlink:actuate="onLoad"/><draw:image xlink:href="./ObjectReplacements/Object 1" xlink:type="simple" xlink:show="embed" xlink:actuate="onLoad"/><svg:desc>formula</svg:desc></draw:frame></text:span></text:span><text:span text:style-name="_5f_Caractères"><text:span text:style-name="T132"> </text:span></text:span><text:span text:style-name="_5f_Caractères"><text:span text:style-name="T99">×</text:span></text:span><text:span text:style-name="_5f_Caractères"><text:span text:style-name="T101"> </text:span></text:span><text:span text:style-name="_5f_Caractères"><text:span text:style-name="T74">q</text:span></text:span><text:span text:style-name="_5f_Caractères"><text:span text:style-name="T49"> </text:span></text:span><text:span text:style-name="_5f_Caractères"><text:span text:style-name="T95">+</text:span></text:span><text:span text:style-name="_5f_Caractères"><text:span text:style-name="T130"> </text:span></text:span><text:span text:style-name="_5f_Caractères"><text:span text:style-name="T130"><draw:frame draw:style-name="fr5" draw:name="Objet2" text:anchor-type="as-char" svg:y="-0.593cm" svg:width="1.166cm" svg:height="0.928cm" draw:z-index="88"><draw:object xlink:href="./Object 2" xlink:type="simple" xlink:show="embed" xlink:actuate="onLoad"/><draw:image xlink:href="./ObjectReplacements/Object 2" xlink:type="simple" xlink:show="embed" xlink:actuate="onLoad"/><svg:desc>formula</svg:desc></draw:frame></text:span></text:span></text:p>
            </text:list-item>
            <text:list-item>
              <text:p text:style-name="P44"><text:span text:style-name="_5f_Caractères">3</text:span><text:span text:style-name="_5f_Caractères"><text:span text:style-name="T66">x</text:span></text:span><text:span text:style-name="_5f_Caractères"><text:span text:style-name="T51">2</text:span></text:span><text:span text:style-name="_5f_Caractères"><text:span text:style-name="T52"> </text:span></text:span><text:span text:style-name="_5f_Caractères"><text:span text:style-name="T109">−</text:span></text:span><text:span text:style-name="_5f_Caractères"><text:span text:style-name="T63"> </text:span></text:span><text:span text:style-name="_5f_Caractères">5</text:span><text:span text:style-name="_5f_Caractères"><text:span text:style-name="T66">x</text:span></text:span><text:span text:style-name="_5f_Caractères"><text:span text:style-name="T34"> </text:span></text:span><text:span text:style-name="_5f_Caractères"><text:span text:style-name="T90">+</text:span></text:span><text:span text:style-name="_5f_Caractères"><text:span text:style-name="T62"> </text:span></text:span><text:span text:style-name="_5f_Caractères">8</text:span><text:span text:style-name="_5f_Caractères"><text:span text:style-name="T62"> </text:span></text:span><text:span text:style-name="_5f_Caractères">=</text:span><text:span text:style-name="_5f_Caractères"><text:span text:style-name="T62"> </text:span></text:span><text:span text:style-name="_5f_Caractères"><text:span text:style-name="T130">3</text:span></text:span><text:span text:style-name="_5f_Caractères"><text:span text:style-name="T133"> </text:span></text:span><text:span text:style-name="_5f_Caractères"><text:span text:style-name="T99">×</text:span></text:span><text:span text:style-name="_5f_Caractères"><text:span text:style-name="T101"> </text:span></text:span><text:span text:style-name="_5f_Caractères"><text:span text:style-name="T74">x</text:span></text:span><text:span text:style-name="_5f_Caractères"><text:span text:style-name="T76"> </text:span></text:span><text:span text:style-name="_5f_Caractères"><text:span text:style-name="T95">×</text:span></text:span><text:span text:style-name="_5f_Caractères"><text:span text:style-name="T97"> </text:span></text:span><text:span text:style-name="_5f_Caractères"><text:span text:style-name="T74">x</text:span></text:span><text:span text:style-name="_5f_Caractères"><text:span text:style-name="T76"> </text:span></text:span><text:span text:style-name="_5f_Caractères"><text:span text:style-name="T54"> </text:span></text:span><text:span text:style-name="_5f_Caractères"><text:span text:style-name="T111">−</text:span></text:span><text:span text:style-name="_5f_Caractères"><text:span text:style-name="T134"> </text:span></text:span><text:span text:style-name="_5f_Caractères"><text:span text:style-name="T130">5</text:span></text:span><text:span text:style-name="_5f_Caractères"><text:span text:style-name="T133"> </text:span></text:span><text:span text:style-name="_5f_Caractères"><text:span text:style-name="T99">×</text:span></text:span><text:span text:style-name="_5f_Caractères"><text:span text:style-name="T101"> </text:span></text:span><text:span text:style-name="_5f_Caractères"><text:span text:style-name="T74">x</text:span></text:span><text:span text:style-name="_5f_Caractères"><text:span text:style-name="T49"> </text:span></text:span><text:span text:style-name="_5f_Caractères"><text:span text:style-name="T95">+</text:span></text:span><text:span text:style-name="_5f_Caractères"><text:span text:style-name="T130"> 8</text:span></text:span></text:p>
            </text:list-item>
            <text:list-item>
              <text:p text:style-name="P44"><text:span text:style-name="_5f_Caractères">3(2</text:span><text:span text:style-name="_5f_Caractères"><text:span text:style-name="T66">x</text:span></text:span><text:span text:style-name="_5f_Caractères"><text:span text:style-name="T30"> </text:span></text:span><text:span text:style-name="_5f_Caractères"><text:span text:style-name="T109">−</text:span></text:span><text:span text:style-name="_5f_Caractères"><text:span text:style-name="T63"> </text:span></text:span><text:span text:style-name="_5f_Caractères">5)</text:span><text:span text:style-name="_5f_Caractères"><text:span text:style-name="T62"> </text:span></text:span><text:span text:style-name="_5f_Caractères"><text:span text:style-name="T109">−</text:span></text:span><text:span text:style-name="_5f_Caractères"><text:span text:style-name="T62"> </text:span></text:span><text:span text:style-name="_5f_Caractères">3</text:span><text:span text:style-name="_5f_Caractères"><text:span text:style-name="T66">x</text:span></text:span><text:span text:style-name="_5f_Caractères">²</text:span><text:span text:style-name="_5f_Caractères"><text:span text:style-name="T62"> </text:span></text:span><text:span text:style-name="_5f_Caractères"><text:span text:style-name="T90">+</text:span></text:span><text:span text:style-name="_5f_Caractères"><text:span text:style-name="T62"> </text:span></text:span><text:span text:style-name="_5f_Caractères">8</text:span><text:span text:style-name="_5f_Caractères"><text:span text:style-name="T62"> </text:span></text:span><text:span text:style-name="_5f_Caractères">=</text:span><text:span text:style-name="_5f_Caractères"><text:span text:style-name="T62"> </text:span></text:span><text:span text:style-name="_5f_Caractères"><text:span text:style-name="T130">3</text:span></text:span><text:span text:style-name="_5f_Caractères"><text:span text:style-name="T133"> </text:span></text:span><text:span text:style-name="_5f_Caractères"><text:span text:style-name="T95">×</text:span></text:span><text:span text:style-name="_5f_Caractères"><text:span text:style-name="T97"> </text:span></text:span><text:span text:style-name="_5f_Caractères"><text:span text:style-name="T130">(2</text:span></text:span><text:span text:style-name="_5f_Caractères"><text:span text:style-name="T133"> </text:span></text:span><text:span text:style-name="_5f_Caractères"><text:span text:style-name="T99">×</text:span></text:span><text:span text:style-name="_5f_Caractères"><text:span text:style-name="T101"> </text:span></text:span><text:span text:style-name="_5f_Caractères"><text:span text:style-name="T74">x</text:span></text:span><text:span text:style-name="_5f_Caractères"><text:span text:style-name="T50"> </text:span></text:span><text:span text:style-name="_5f_Caractères"><text:span text:style-name="T111">−</text:span></text:span><text:span text:style-name="_5f_Caractères"><text:span text:style-name="T134"> </text:span></text:span><text:span text:style-name="_5f_Caractères"><text:span text:style-name="T130">5) </text:span></text:span><text:span text:style-name="_5f_Caractères"><text:span text:style-name="T111">−</text:span></text:span><text:span text:style-name="_5f_Caractères"><text:span text:style-name="T130"> 3</text:span></text:span><text:span text:style-name="_5f_Caractères"><text:span text:style-name="T133"> </text:span></text:span><text:span text:style-name="_5f_Caractères"><text:span text:style-name="T99">×</text:span></text:span><text:span text:style-name="_5f_Caractères"><text:span text:style-name="T101"> </text:span></text:span><text:span text:style-name="_5f_Caractères"><text:span text:style-name="T74">x</text:span></text:span><text:span text:style-name="_5f_Caractères"><text:span text:style-name="T76"> </text:span></text:span><text:span text:style-name="_5f_Caractères"><text:span text:style-name="T95">×</text:span></text:span><text:span text:style-name="_5f_Caractères"><text:span text:style-name="T97"> </text:span></text:span><text:span text:style-name="_5f_Caractères"><text:span text:style-name="T74">x</text:span></text:span><text:span text:style-name="_5f_Caractères"><text:span text:style-name="T130"> </text:span></text:span><text:span text:style-name="_5f_Caractères"><text:span text:style-name="T95">+</text:span></text:span><text:span text:style-name="_5f_Caractères"><text:span text:style-name="T130"> 8</text:span></text:span></text:p>
            </text:list-item>
            <text:list-item>
              <text:p text:style-name="P47"><text:span text:style-name="_5f_Caractères">(</text:span><text:span text:style-name="_5f_Caractères"><text:span text:style-name="T66">x</text:span></text:span><text:span text:style-name="_5f_Caractères"><text:span text:style-name="T34"> </text:span></text:span><text:span text:style-name="_5f_Caractères"><text:span text:style-name="T90">+</text:span></text:span><text:span text:style-name="_5f_Caractères"><text:span text:style-name="T62"> </text:span></text:span><text:span text:style-name="_5f_Caractères">6)(5</text:span><text:span text:style-name="_5f_Caractères"><text:span text:style-name="T66">x</text:span></text:span><text:span text:style-name="_5f_Caractères"><text:span text:style-name="T34"> </text:span></text:span><text:span text:style-name="_5f_Caractères"><text:span text:style-name="T90">+</text:span></text:span><text:span text:style-name="_5f_Caractères"><text:span text:style-name="T62"> </text:span></text:span><text:span text:style-name="_5f_Caractères">3)</text:span><text:span text:style-name="_5f_Caractères"><text:span text:style-name="T62"> </text:span></text:span><text:span text:style-name="_5f_Caractères"><text:span text:style-name="T109">−</text:span></text:span><text:span text:style-name="_5f_Caractères"><text:span text:style-name="T62"> </text:span></text:span><text:span text:style-name="_5f_Caractères">7</text:span><text:span text:style-name="_5f_Caractères"><text:span text:style-name="T66">x</text:span></text:span><text:span text:style-name="_5f_Caractères">(</text:span><text:span text:style-name="_5f_Caractères"><text:span text:style-name="T66">x</text:span></text:span><text:span text:style-name="_5f_Caractères"><text:span text:style-name="T34"> </text:span></text:span><text:span text:style-name="_5f_Caractères"><text:span text:style-name="T109">−</text:span></text:span><text:span text:style-name="_5f_Caractères"><text:span text:style-name="T62"> </text:span></text:span><text:span text:style-name="_5f_Caractères">2)</text:span><text:span text:style-name="_5f_Caractères"><text:span text:style-name="T62"> </text:span></text:span><text:span text:style-name="_5f_Caractères">=<text:line-break/></text:span><text:span text:style-name="_5f_Caractères"><text:span text:style-name="T62"> </text:span></text:span><text:span text:style-name="_5f_Caractères"><text:span text:style-name="T130">(</text:span></text:span><text:span text:style-name="_5f_Caractères"><text:span text:style-name="T74">x</text:span></text:span><text:span text:style-name="_5f_Caractères"><text:span text:style-name="T76"> </text:span></text:span><text:span text:style-name="_5f_Caractères"><text:span text:style-name="T95">+</text:span></text:span><text:span text:style-name="_5f_Caractères"><text:span text:style-name="T97"> </text:span></text:span><text:span text:style-name="_5f_Caractères"><text:span text:style-name="T130">6)</text:span></text:span><text:span text:style-name="_5f_Caractères"><text:span text:style-name="T133"> </text:span></text:span><text:span text:style-name="_5f_Caractères"><text:span text:style-name="T95">×</text:span></text:span><text:span text:style-name="_5f_Caractères"><text:span text:style-name="T97"> </text:span></text:span><text:span text:style-name="_5f_Caractères"><text:span text:style-name="T130">(5</text:span></text:span><text:span text:style-name="_5f_Caractères"><text:span text:style-name="T133"> </text:span></text:span><text:span text:style-name="_5f_Caractères"><text:span text:style-name="T95">×</text:span></text:span><text:span text:style-name="_5f_Caractères"><text:span text:style-name="T97"> </text:span></text:span><text:span text:style-name="_5f_Caractères"><text:span text:style-name="T74">x</text:span></text:span><text:span text:style-name="_5f_Caractères"><text:span text:style-name="T76"> </text:span></text:span><text:span text:style-name="_5f_Caractères"><text:span text:style-name="T95">+</text:span></text:span><text:span text:style-name="_5f_Caractères"><text:span text:style-name="T97"> </text:span></text:span><text:span text:style-name="_5f_Caractères"><text:span text:style-name="T130">3)</text:span></text:span><text:span text:style-name="_5f_Caractères"><text:span text:style-name="T133"> </text:span></text:span><text:span text:style-name="_5f_Caractères"><text:span text:style-name="T111">−</text:span></text:span><text:span text:style-name="_5f_Caractères"><text:span text:style-name="T113"> </text:span></text:span><text:span text:style-name="_5f_Caractères"><text:span text:style-name="T130">7</text:span></text:span><text:span text:style-name="_5f_Caractères"><text:span text:style-name="T133"> </text:span></text:span><text:span text:style-name="_5f_Caractères"><text:span text:style-name="T95">×</text:span></text:span><text:span text:style-name="_5f_Caractères"><text:span text:style-name="T97"> </text:span></text:span><text:span text:style-name="_5f_Caractères"><text:span text:style-name="T74">x</text:span></text:span><text:span text:style-name="_5f_Caractères"><text:span text:style-name="T76"> </text:span></text:span><text:span text:style-name="_5f_Caractères"><text:span text:style-name="T95">×</text:span></text:span><text:span text:style-name="_5f_Caractères"><text:span text:style-name="T97"> </text:span></text:span><text:span text:style-name="_5f_Caractères"><text:span text:style-name="T130">(</text:span></text:span><text:span text:style-name="_5f_Caractères"><text:span text:style-name="T74">x</text:span></text:span><text:span text:style-name="_5f_Caractères"><text:span text:style-name="T49"> </text:span></text:span><text:span text:style-name="_5f_Caractères"><text:span text:style-name="T111">−</text:span></text:span><text:span text:style-name="_5f_Caractères"><text:span text:style-name="T130">2)</text:span></text:span></text:p>
            </text:list-item>
          </text:list>
        </text:list-item>
        <text:list-item>
          <text:h text:style-name="P53" text:outline-level="1"><text:span text:style-name="_5f_Caractères">Si </text:span><text:span text:style-name="_5f_Caractères"><text:span text:style-name="T126">cela est possible, s</text:span></text:span><text:span text:style-name="_5f_Caractères">implifie les expressions suivantes</text:span><text:span text:style-name="_5f_Caractères"><text:span text:style-name="T126"> </text:span></text:span><text:span text:style-name="_5f_Caractères">:</text:span></text:h>
        </text:list-item>
      </text:list>
      <text:p text:style-name="P40"><text:span text:style-name="_5f_Caractères">A</text:span><text:span text:style-name="_5f_Caractères"><text:span text:style-name="T64"> </text:span></text:span><text:span text:style-name="_5f_Caractères">=</text:span><text:span text:style-name="_5f_Caractères"><text:span text:style-name="T64"> </text:span></text:span><text:span text:style-name="_5f_Caractères">6</text:span><text:span text:style-name="_5f_Caractères"><text:span text:style-name="T66">x</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9</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5</text:span><text:span text:style-name="_5f_Caractères"><text:span text:style-name="T66">x</text:span></text:span><text:span text:style-name="_5f_Caractères"> </text:span><text:span text:style-name="_5f_Caractères"><text:span text:style-name="T117"> </text:span></text:span><text:span text:style-name="_5f_Caractères"><text:span text:style-name="T43">=</text:span></text:span><text:span text:style-name="_5f_Caractères"><text:span text:style-name="T44"> </text:span></text:span><text:span text:style-name="_5f_Caractères"><text:span text:style-name="T74">x</text:span></text:span><text:span text:style-name="_5f_Caractères"><text:span text:style-name="T44"> </text:span></text:span><text:span text:style-name="_5f_Caractères"><text:span text:style-name="T95">+</text:span></text:span><text:span text:style-name="_5f_Caractères"><text:span text:style-name="T44"> </text:span></text:span><text:span text:style-name="_5f_Caractères"><text:span text:style-name="T122">9</text:span></text:span></text:p>
      <text:p text:style-name="P40"><text:span text:style-name="_5f_Caractères">B</text:span><text:span text:style-name="_5f_Caractères"><text:span text:style-name="T64"> </text:span></text:span><text:span text:style-name="_5f_Caractères">=</text:span><text:span text:style-name="_5f_Caractères"><text:span text:style-name="T64"> </text:span></text:span><text:span text:style-name="_5f_Caractères">12</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5</text:span><text:span text:style-name="_5f_Caractères"><text:span text:style-name="T65">m</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8</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5</text:span><text:span text:style-name="_5f_Caractères"><text:span text:style-name="T65">m</text:span></text:span><text:span text:style-name="_5f_Caractères"><text:span text:style-name="T31"> </text:span></text:span><text:span text:style-name="_5f_Caractères"><text:span text:style-name="T33"> </text:span></text:span><text:span text:style-name="_5f_Caractères"><text:span text:style-name="T43">=</text:span></text:span><text:span text:style-name="_5f_Caractères"><text:span text:style-name="T44"> </text:span></text:span><text:span text:style-name="_5f_Caractères"><text:span text:style-name="T122">0</text:span></text:span></text:p>
      <text:p text:style-name="P40"><text:span text:style-name="_5f_Caractères">C</text:span><text:span text:style-name="_5f_Caractères"><text:span text:style-name="T64"> </text:span></text:span><text:span text:style-name="_5f_Caractères">=</text:span><text:span text:style-name="_5f_Caractères"><text:span text:style-name="T64"> </text:span></text:span><text:span text:style-name="_5f_Caractères">10</text:span><text:span text:style-name="_5f_Caractères"><text:span text:style-name="T65">y</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10</text:span><text:span text:style-name="_5f_Caractères"><text:span text:style-name="T117">  </text:span></text:span><text:span text:style-name="_5f_Caractères"><text:span text:style-name="T155">expression littérale</text:span></text:span><text:span text:style-name="_5f_pointillés_20_gris"><text:span text:style-name="T147"> réduit</text:span></text:span><text:span text:style-name="_5f_pointillés_20_gris"><text:span text:style-name="T148">e</text:span></text:span></text:p>
      <text:p text:style-name="P40"><text:span text:style-name="_5f_Caractères">D</text:span><text:span text:style-name="_5f_Caractères"><text:span text:style-name="T64"> </text:span></text:span><text:span text:style-name="_5f_Caractères">=</text:span><text:span text:style-name="_5f_Caractères"><text:span text:style-name="T64"> </text:span></text:span><text:span text:style-name="_5f_Caractères">3,2</text:span><text:span text:style-name="_5f_Caractères"><text:span text:style-name="T65">n</text:span></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1,5</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text:span text:style-name="T68">n</text:span></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10</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7,1</text:span><text:span text:style-name="_5f_Caractères"><text:span text:style-name="T65">n</text:span></text:span><text:span text:style-name="_5f_Caractères"><text:span text:style-name="T38"> </text:span></text:span><text:span text:style-name="_5f_Caractères"><text:span text:style-name="T72"> </text:span></text:span><text:span text:style-name="_5f_Caractères"><text:span text:style-name="T43">=</text:span></text:span><text:span text:style-name="_5f_Caractères"><text:span text:style-name="T44"> </text:span></text:span><text:span text:style-name="_5f_Caractères"><text:span text:style-name="T123">9,3</text:span></text:span><text:span text:style-name="_5f_Caractères"><text:span text:style-name="T77">n</text:span></text:span><text:span text:style-name="_5f_Caractères"><text:span text:style-name="T76"> </text:span></text:span><text:span text:style-name="_5f_Caractères"><text:span text:style-name="T114">−</text:span></text:span><text:span text:style-name="_5f_Caractères"><text:span text:style-name="T43"> </text:span></text:span><text:span text:style-name="_5f_Caractères"><text:span text:style-name="T122">1</text:span></text:span><text:span text:style-name="_5f_Caractères"><text:span text:style-name="T123">1,5</text:span></text:span></text:p>
      <text:p text:style-name="P40"><text:span text:style-name="_5f_Caractères">E</text:span><text:span text:style-name="_5f_Caractères"><text:span text:style-name="T64"> </text:span></text:span><text:span text:style-name="_5f_Caractères">=</text:span><text:span text:style-name="_5f_Caractères"><text:span text:style-name="T64"> </text:span></text:span><text:span text:style-name="_5f_Caractères"><text:span text:style-name="T110">−</text:span></text:span><text:span text:style-name="_5f_Caractères">5</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2</text:span><text:span text:style-name="_5f_Caractères"><text:span text:style-name="T65">a</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9</text:span><text:span text:style-name="_5f_Caractères"><text:span text:style-name="T65">a</text:span></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15</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2</text:span><text:span text:style-name="_5f_Caractères"><text:span text:style-name="T65">a</text:span></text:span><text:span text:style-name="_5f_Caractères"><text:span text:style-name="T38"> </text:span></text:span><text:span text:style-name="_5f_Caractères"><text:span text:style-name="T72"> </text:span></text:span><text:span text:style-name="_5f_Caractères"><text:span text:style-name="T43">= </text:span></text:span><text:span text:style-name="_5f_Caractères"><text:span text:style-name="T122">9</text:span></text:span><text:span text:style-name="_5f_Caractères"><text:span text:style-name="T76">a </text:span></text:span><text:span text:style-name="_5f_Caractères"><text:span text:style-name="T114">−</text:span></text:span><text:span text:style-name="_5f_Caractères"><text:span text:style-name="T43"> </text:span></text:span><text:span text:style-name="_5f_Caractères"><text:span text:style-name="T122">20</text:span></text:span></text:p>
      <text:p text:style-name="P40"><text:span text:style-name="_5f_Caractères">F</text:span><text:span text:style-name="_5f_Caractères"><text:span text:style-name="T64"> </text:span></text:span><text:span text:style-name="_5f_Caractères">=</text:span><text:span text:style-name="_5f_Caractères"><text:span text:style-name="T64"> </text:span></text:span><text:span text:style-name="_5f_Caractères">4</text:span><text:span text:style-name="_5f_Caractères"><text:span text:style-name="T66">x</text:span></text:span><text:span text:style-name="_5f_Caractères">²</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2</text:span><text:span text:style-name="_5f_Caractères"><text:span text:style-name="T66">x</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3 </text:span><text:span text:style-name="_5f_Caractères"><text:span text:style-name="T155">expression littérale</text:span></text:span><text:span text:style-name="_5f_pointillés_20_gris"><text:span text:style-name="T147"> réduit</text:span></text:span><text:span text:style-name="_5f_pointillés_20_gris"><text:span text:style-name="T148">e</text:span></text:span></text:p>
      <text:p text:style-name="P40"><text:span text:style-name="_5f_Caractères">G</text:span><text:span text:style-name="_5f_Caractères"><text:span text:style-name="T64"> </text:span></text:span><text:span text:style-name="_5f_Caractères">=</text:span><text:span text:style-name="_5f_Caractères"><text:span text:style-name="T64"> </text:span></text:span><text:span text:style-name="_5f_Caractères">12</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4</text:span><text:span text:style-name="_5f_Caractères"><text:span text:style-name="T65">a</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3</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5</text:span><text:span text:style-name="_5f_Caractères"><text:span text:style-name="T65">b</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7</text:span><text:span text:style-name="_5f_Caractères"><text:span text:style-name="T65">b</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10</text:span><text:span text:style-name="_5f_Caractères"><text:span text:style-name="T65">a</text:span></text:span><text:span text:style-name="_5f_Caractères"><text:span text:style-name="T38"> </text:span></text:span><text:span text:style-name="_5f_Caractères"><text:span text:style-name="T72"> </text:span></text:span><text:span text:style-name="_5f_Caractères"><text:span text:style-name="T43">= </text:span></text:span><text:span text:style-name="_5f_Caractères"><text:span text:style-name="T124">1</text:span></text:span><text:span text:style-name="_5f_Caractères"><text:span text:style-name="T122">4</text:span></text:span><text:span text:style-name="_5f_Caractères"><text:span text:style-name="T76">a</text:span></text:span><text:span text:style-name="_5f_Caractères"><text:span text:style-name="T43"> </text:span></text:span><text:span text:style-name="_5f_Caractères"><text:span text:style-name="T102">+</text:span></text:span><text:span text:style-name="_5f_Caractères"><text:span text:style-name="T43"> </text:span></text:span><text:span text:style-name="_5f_Caractères"><text:span text:style-name="T124">12</text:span></text:span><text:span text:style-name="_5f_Caractères"><text:span text:style-name="T76">b</text:span></text:span><text:span text:style-name="_5f_Caractères"><text:span text:style-name="T43"> </text:span></text:span><text:span text:style-name="_5f_Caractères"><text:span text:style-name="T95">+</text:span></text:span><text:span text:style-name="_5f_Caractères"><text:span text:style-name="T43"> </text:span></text:span><text:span text:style-name="_5f_Caractères"><text:span text:style-name="T124">15</text:span></text:span></text:p>
      <text:p text:style-name="P41"><text:span text:style-name="_5f_Caractères">H</text:span><text:span text:style-name="_5f_Caractères"><text:span text:style-name="T64"> </text:span></text:span><text:span text:style-name="_5f_Caractères">=</text:span><text:span text:style-name="_5f_Caractères"><text:span text:style-name="T64"> </text:span></text:span><text:span text:style-name="_5f_Caractères"><text:span text:style-name="T110">−</text:span></text:span><text:span text:style-name="_5f_Caractères">11</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text:span><text:span text:style-name="_5f_Caractères"><text:span text:style-name="T110">−</text:span></text:span><text:span text:style-name="_5f_Caractères">5)</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2</text:span><text:span text:style-name="_5f_Caractères"><text:span text:style-name="T65">m</text:span></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13</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4</text:span><text:span text:style-name="_5f_Caractères"><text:span text:style-name="T65">p</text:span></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5</text:span><text:span text:style-name="_5f_Caractères"><text:span text:style-name="T65">m</text:span></text:span><text:span text:style-name="_5f_Caractères"><text:span text:style-name="T64"> </text:span></text:span><text:span text:style-name="_5f_Caractères"><text:span text:style-name="T110">−</text:span></text:span><text:span text:style-name="_5f_Caractères"><text:span text:style-name="T64"> </text:span></text:span><text:span text:style-name="_5f_Caractères">7</text:span><text:span text:style-name="_5f_Caractères"><text:span text:style-name="T64"> </text:span></text:span><text:span text:style-name="_5f_Caractères"><text:span text:style-name="T88">+</text:span></text:span><text:span text:style-name="_5f_Caractères"><text:span text:style-name="T64"> </text:span></text:span><text:span text:style-name="_5f_Caractères">14</text:span><text:span text:style-name="_5f_Caractères"><text:span text:style-name="T65">p</text:span></text:span></text:p>
      <text:p text:style-name="P40"><text:span text:style-name="_5f_Caractères"><text:span text:style-name="T119">H</text:span></text:span><text:span text:style-name="_5f_Caractères"><text:span text:style-name="T37"> </text:span></text:span><text:span text:style-name="_5f_Caractères"><text:span text:style-name="T36">=</text:span></text:span><text:span text:style-name="_5f_Caractères"><text:span text:style-name="T44"> </text:span></text:span><text:span text:style-name="_5f_Caractères"><text:span text:style-name="T114">−</text:span></text:span><text:span text:style-name="_5f_Caractères"><text:span text:style-name="T44"> </text:span></text:span><text:span text:style-name="_5f_Caractères"><text:span text:style-name="T45">3</text:span></text:span><text:span text:style-name="_5f_Caractères"><text:span text:style-name="T78">m</text:span></text:span><text:span text:style-name="_5f_Caractères"><text:span text:style-name="T44"> </text:span></text:span><text:span text:style-name="_5f_Caractères"><text:span text:style-name="T95">+</text:span></text:span><text:span text:style-name="_5f_Caractères"><text:span text:style-name="T44"> </text:span></text:span><text:span text:style-name="_5f_Caractères"><text:span text:style-name="T46">1</text:span></text:span><text:span text:style-name="_5f_Caractères"><text:span text:style-name="T45">8</text:span></text:span><text:span text:style-name="_5f_Caractères"><text:span text:style-name="T78">p</text:span></text:span></text:p>
      <text:p text:style-name="P26"><text:span text:style-name="_5f_pointillés_20_gris"/></text:p>
      <text:p text:style-name="P27"><text:soft-page-break/><text:span text:style-name="_5f_pointillés_20_gris"/></text:p>
      <text:list text:continue-numbering="true" text:style-name="_5f_Numérotation_20_des_20_exercices">
        <text:list-item>
          <text:h text:style-name="P50" text:outline-level="1"><text:span text:style-name="_5f_Caractères">Écris, sans les calculer, et en utilisant la notation «carré» ou «cube», les produits suivants</text:span><text:span text:style-name="_5f_Caractères"><text:span text:style-name="T128"> </text:span></text:span><text:span text:style-name="_5f_Caractères">:</text:span></text:h>
        </text:list-item>
      </text:list>
      <text:section text:style-name="Sect1" text:name="Section1">
        <text:list text:continue-numbering="true" text:style-name="_5f_Numérotation_20_des_20_exercices">
          <text:list-item>
            <text:list>
              <text:list-item>
                <text:p text:style-name="P45"><text:span text:style-name="_5f_Caractères">6</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6</text:span><text:span text:style-name="_5f_Caractères"><text:span text:style-name="T64"> </text:span></text:span><text:span text:style-name="_5f_Caractères">=</text:span><text:span text:style-name="_5f_Caractères"><text:span text:style-name="T64"> </text:span></text:span><text:span text:style-name="_5f_Caractères"><text:span text:style-name="T137">6²</text:span></text:span></text:p>
              </text:list-item>
              <text:list-item>
                <text:p text:style-name="P45"><text:span text:style-name="_5f_Caractères"><text:span text:style-name="T65">n</text:span></text:span><text:span text:style-name="_5f_Caractères"><text:span text:style-name="T69"> </text:span></text:span><text:span text:style-name="_5f_Caractères"><text:span text:style-name="T92">×</text:span></text:span><text:span text:style-name="_5f_Caractères"><text:span text:style-name="T59"> </text:span></text:span><text:span text:style-name="_5f_Caractères"><text:span text:style-name="T65">n</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45">n</text:span></text:span><text:span text:style-name="_5f_Caractères"><text:span text:style-name="T149">²</text:span></text:span></text:p>
              </text:list-item>
              <text:list-item>
                <text:p text:style-name="P45"><text:span text:style-name="_5f_Caractères"><text:span text:style-name="T65">b</text:span></text:span><text:span text:style-name="_5f_Caractères"><text:span text:style-name="T35"> </text:span></text:span><text:span text:style-name="_5f_Caractères"><text:span text:style-name="T92">×</text:span></text:span><text:span text:style-name="_5f_Caractères"><text:span text:style-name="T59"> </text:span></text:span><text:span text:style-name="_5f_Caractères"><text:span text:style-name="T69">b</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46">b</text:span></text:span><text:span text:style-name="_5f_Caractères"><text:span text:style-name="T149">²</text:span></text:span></text:p>
              </text:list-item>
              <text:list-item>
                <text:p text:style-name="P45"><text:span text:style-name="_5f_Caractères">23</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23</text:span><text:span text:style-name="_5f_Caractères"><text:span text:style-name="T64"> </text:span></text:span><text:span text:style-name="_5f_Caractères">=</text:span><text:span text:style-name="_5f_Caractères"><text:span text:style-name="T64"> </text:span></text:span><text:span text:style-name="_5f_Caractères"><text:span text:style-name="T138">23</text:span></text:span><text:span text:style-name="_5f_Caractères"><text:span text:style-name="T137">²</text:span></text:span></text:p>
              </text:list-item>
              <text:list-item>
                <text:p text:style-name="P45"><text:span text:style-name="_5f_Caractères">4</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4</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4</text:span><text:span text:style-name="_5f_Caractères"><text:span text:style-name="T64"> </text:span></text:span><text:span text:style-name="_5f_Caractères">=</text:span><text:span text:style-name="_5f_Caractères"><text:span text:style-name="T64"> </text:span></text:span><text:span text:style-name="_5f_Caractères"><text:span text:style-name="T138">4</text:span></text:span><text:span text:style-name="_5f_Caractères"><text:span text:style-name="T55">3</text:span></text:span></text:p>
              </text:list-item>
              <text:list-item>
                <text:p text:style-name="P45"><text:span text:style-name="_5f_Caractères"><text:span text:style-name="T65">r</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r</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r</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46">r</text:span></text:span><text:span text:style-name="_5f_Caractères"><text:span text:style-name="T150">3</text:span></text:span></text:p>
              </text:list-item>
              <text:list-item>
                <text:p text:style-name="P45"><text:span text:style-name="_5f_Caractères">2</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2</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text:span text:style-name="T69">p</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38">2</text:span></text:span><text:span text:style-name="_5f_Caractères"><text:span text:style-name="T137">²</text:span></text:span><text:span text:style-name="_5f_Caractères"><text:span text:style-name="T79">p</text:span></text:span></text:p>
              </text:list-item>
              <text:list-item>
                <text:p text:style-name="P45"><text:span text:style-name="_5f_Caractères"><text:span text:style-name="T69">r</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r</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5">t</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t</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t</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46">r</text:span></text:span><text:span text:style-name="_5f_Caractères"><text:span text:style-name="T150">2</text:span></text:span><text:span text:style-name="_5f_Caractères"><text:span text:style-name="T151">t</text:span></text:span><text:span text:style-name="_5f_Caractères"><text:span text:style-name="T150">3</text:span></text:span></text:p>
              </text:list-item>
              <text:list-item>
                <text:p text:style-name="P45"><text:span text:style-name="_5f_Caractères">3</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3</text:span><text:span text:style-name="_5f_Caractères"><text:span text:style-name="T87">×</text:span></text:span><text:span text:style-name="_5f_Caractères"><text:span text:style-name="T59"> </text:span></text:span><text:span text:style-name="_5f_Caractères"><text:span text:style-name="T69">n</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n</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40">3</text:span></text:span><text:span text:style-name="_5f_Caractères"><text:span text:style-name="T137">²</text:span></text:span><text:span text:style-name="_5f_Caractères"><text:span text:style-name="T145">n</text:span></text:span><text:span text:style-name="_5f_Caractères"><text:span text:style-name="T149">²</text:span></text:span></text:p>
              </text:list-item>
              <text:list-item>
                <text:p text:style-name="P45"><text:span text:style-name="_5f_Caractères">1</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1</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1</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text:span text:style-name="T65">y</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5">y</text:span></text:span><text:span text:style-name="_5f_Caractères"><text:span text:style-name="T31"> </text:span></text:span><text:span text:style-name="_5f_Caractères">=</text:span><text:span text:style-name="_5f_Caractères"><text:span text:style-name="T64"> </text:span></text:span><text:span text:style-name="_5f_Caractères"><text:span text:style-name="T146">y</text:span></text:span><text:span text:style-name="_5f_Caractères"><text:span text:style-name="T149">²</text:span></text:span></text:p>
              </text:list-item>
              <text:list-item>
                <text:p text:style-name="P45"><text:span text:style-name="_5f_Caractères">2</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2</text:span><text:span text:style-name="_5f_Caractères"><text:span text:style-name="T87">×</text:span></text:span><text:span text:style-name="_5f_Caractères"><text:span text:style-name="T59"> </text:span></text:span><text:span text:style-name="_5f_Caractères"><text:span text:style-name="T84">π</text:span></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text:span text:style-name="T85">π</text:span></text:span><text:span text:style-name="_5f_Caractères"><text:span text:style-name="T64"> </text:span></text:span><text:span text:style-name="_5f_Caractères">=</text:span><text:span text:style-name="_5f_Caractères"><text:span text:style-name="T64"> </text:span></text:span><text:span text:style-name="_5f_Caractères"><text:span text:style-name="T138">2</text:span></text:span><text:span text:style-name="_5f_Caractères"><text:span text:style-name="T137">²</text:span></text:span><text:span text:style-name="_5f_Caractères"><text:span text:style-name="T86">π</text:span></text:span><text:span text:style-name="_5f_Caractères"><text:span text:style-name="T139">²</text:span></text:span></text:p>
              </text:list-item>
              <text:list-item>
                <text:p text:style-name="P43"><text:span text:style-name="_5f_Caractères"><text:span text:style-name="T65">d</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d</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text:span text:style-name="T69">d</text:span></text:span><text:span text:style-name="_5f_Caractères"><text:span text:style-name="T32"> </text:span></text:span><text:span text:style-name="_5f_Caractères"><text:span text:style-name="T92">×</text:span></text:span><text:span text:style-name="_5f_Caractères"><text:span text:style-name="T59"> </text:span></text:span><text:span text:style-name="_5f_Caractères">6</text:span><text:span text:style-name="_5f_Caractères"><text:span text:style-name="T83"> </text:span></text:span><text:span text:style-name="_5f_Caractères"><text:span text:style-name="T89">×</text:span></text:span><text:span text:style-name="_5f_Caractères"><text:span text:style-name="T59"> </text:span></text:span><text:span text:style-name="_5f_Caractères">6</text:span><text:span text:style-name="_5f_Caractères"><text:span text:style-name="T64"> </text:span></text:span><text:span text:style-name="_5f_Caractères">=</text:span><text:span text:style-name="_5f_Caractères"><text:span text:style-name="T64"> </text:span></text:span><text:span text:style-name="_5f_Caractères"><text:span text:style-name="T138">6</text:span></text:span><text:span text:style-name="_5f_Caractères"><text:span text:style-name="T137">²</text:span></text:span><text:span text:style-name="_5f_Caractères"><text:span text:style-name="T151">d</text:span></text:span><text:span text:style-name="_5f_Caractères"><text:span text:style-name="T152"> </text:span></text:span><text:span text:style-name="_5f_Caractères"><text:span text:style-name="T150">3</text:span></text:span></text:p>
              </text:list-item>
            </text:list>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d4228" officeooo:paragraph-rsid="00ad4228"/>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b39072" officeooo:paragraph-rsid="00b39072"/>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path text:anchor-type="paragraph" draw:z-index="100" draw:name="Shape1_11" draw:style-name="Mgr1" draw:text-style-name="MP2" svg:width="4.329cm" svg:height="2.24cm" svg:x="-1.499cm" svg:y="-1cm" svg:viewBox="0 0 4330 2241" svg:d="M0 2241l3984-288c209-15 363-168 345-342l-170-1611h-4159z"><text:p/></draw:path><draw:g text:anchor-type="paragraph" draw:z-index="23"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101" draw:name="Shape8_4" draw:style-name="Mgr4" draw:text-style-name="MP5" svg:width="2.703cm" svg:height="0.715cm" draw:transform="rotate (0.0872664625997165) translate (-0.172861111111111cm 0.218722222222222cm)"><draw:text-box><text:p text:style-name="MP4"><text:span text:style-name="MT1">Série 2</text:span></text:p></draw:text-box></draw:frame><draw:line text:anchor-type="paragraph" draw:z-index="102" draw:name="Shape3_9" draw:style-name="Mgr5" draw:text-style-name="MP4" svg:x1="16.023cm" svg:y1="0.36cm" svg:x2="20.496cm" svg:y2="0.36cm"><text:p/></draw:line>Simplifier l’écriture</text:p>
      </style:header>
      <style:header-left>
        <text:p text:style-name="MP6"><draw:path text:anchor-type="paragraph" draw:z-index="25" draw:name="Shape1_ 1" draw:style-name="Mgr1" draw:text-style-name="MP2" svg:width="4.329cm" svg:height="2.24cm" svg:x="-1.499cm" svg:y="-1cm" svg:viewBox="0 0 4330 2241" svg:d="M0 2241l3984-288c209-15 363-168 345-342l-170-1611h-4159z"><text:p/></draw:path><draw:g text:anchor-type="paragraph" draw:z-index="24" draw:name="Shape4_ 3" draw:style-name="Mgr2"><draw:path draw:style-name="Mgr3" draw:text-style-name="MP3" svg:width="0.855cm" svg:height="1.172cm" svg:x="-0.272cm" svg:y="27.525cm" svg:viewBox="0 0 856 1173" svg:d="M856 1173h-856v-991c0-100 79-182 175-182h505c97 0 176 82 176 182z"><text:p/></draw:path></draw:g><draw:frame text:anchor-type="paragraph" draw:z-index="26" draw:name="Shape8_ 2" draw:style-name="Mgr4" draw:text-style-name="MP5" svg:width="2.703cm" svg:height="0.715cm" draw:transform="rotate (0.0872664625997165) translate (-0.172861111111111cm 0.218722222222222cm)"><draw:text-box><text:p text:style-name="MP4"><text:span text:style-name="MT1">Série 2</text:span></text:p></draw:text-box></draw:frame><draw:line text:anchor-type="paragraph" draw:z-index="27"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3.363cm" svg:y="-0.042cm" draw:z-index="103"><draw:text-box fo:min-height="0.499cm" fo:min-width="3.769cm"><text:h text:style-name="MP7"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28"><draw:text-box fo:min-height="0.7cm" fo:min-width="5.073cm"><text:h text:style-name="MP8" text:outline-level="1">Additions et soustractions</text:h></draw:text-box></draw:frame><text:span text:style-name="_5f_Caractères_5f_gras_5f_Blanc"><text:page-number text:select-page="current">2</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7" draw:name="Shape1_18" draw:style-name="Mgr7" draw:text-style-name="MP10" svg:width="4.329cm" svg:height="2.24cm" svg:x="-1.499cm" svg:y="-1cm" svg:viewBox="0 0 4330 2241" svg:d="M0 2241l3984-288c209-15 363-168 345-342l-170-1611h-4159z"><text:p/></draw:path><draw:frame text:anchor-type="paragraph" draw:z-index="9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1" draw:text-style-name="MP2"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4" svg:x1="13.831cm" svg:y1="0.355cm" svg:x2="20.497cm" svg:y2="0.36cm"><text:p/></draw:line><draw:frame text:anchor-type="paragraph" draw:z-index="67"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9" draw:name="Shape3_ 1" draw:style-name="Mgr10" draw:text-style-name="MP4" svg:x1="16.704cm" svg:y1="0.36cm" svg:x2="20.496cm" svg:y2="0.36cm"><text:p/></draw:line><draw:path text:anchor-type="paragraph" draw:z-index="60" draw:name="Shape1_5" draw:style-name="Mgr11" draw:text-style-name="MP18" svg:width="4.329cm" svg:height="2.24cm" svg:x="-1.499cm" svg:y="-1cm" svg:viewBox="0 0 4330 2241" svg:d="M0 2241l3984-288c209-15 363-168 345-342l-170-1611h-4159z"><text:p/></draw:path><draw:frame text:anchor-type="paragraph" draw:z-index="61"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2" draw:name="Shape3_5" draw:style-name="Mgr10" draw:text-style-name="MP4" svg:width="2147483.646cm" svg:height="2147483.646cm" draw:transform="skewX (1.08420217346698E-019) rotate (-0.000872664625997355) translate (9652019767.38077cm -11060397130063.8cm)" svg:viewBox="0 0 2147483647 2147483647" draw:points="21505,2147483606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3" draw:name="Shape3_4" draw:style-name="Mgr10" draw:text-style-name="MP4" svg:x1="14.425cm" svg:y1="0.36cm" svg:x2="20.496cm" svg:y2="0.36cm"><text:p/></draw:line><draw:path text:anchor-type="paragraph" draw:z-index="64" draw:name="Shape1_6" draw:style-name="Mgr11" draw:text-style-name="MP18" svg:width="4.329cm" svg:height="2.24cm" svg:x="-1.499cm" svg:y="-1cm" svg:viewBox="0 0 4330 2241" svg:d="M0 2241l3984-288c209-15 363-168 345-342l-170-1611h-4159z"><text:p/></draw:path><draw:frame text:anchor-type="paragraph" draw:z-index="65"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5" draw:name="Shape3_16" draw:style-name="Mgr13" draw:text-style-name="MP4" svg:x1="12.52cm" svg:y1="0.36cm" svg:x2="20.496cm" svg:y2="0.36cm"><text:p/></draw:line><draw:path text:anchor-type="paragraph" draw:z-index="46" draw:name="Shape1_19" draw:style-name="Mgr14" draw:text-style-name="MP28" svg:width="4.329cm" svg:height="2.24cm" svg:x="-1.499cm" svg:y="-1cm" svg:viewBox="0 0 4330 2241" svg:d="M0 2241l3984-288c209-15 363-168 345-342l-170-1611h-4159z"><text:p/></draw:path><draw:line text:anchor-type="paragraph" draw:z-index="47" draw:name="Shape3_19" draw:style-name="Mgr13" draw:text-style-name="MP4" svg:x1="12.52cm" svg:y1="0.36cm" svg:x2="20.496cm" svg:y2="0.36cm"><text:p/></draw:line><draw:line text:anchor-type="paragraph" draw:z-index="48" draw:name="Shape3_20" draw:style-name="Mgr13" draw:text-style-name="MP4" svg:x1="12.52cm" svg:y1="0.36cm" svg:x2="20.496cm" svg:y2="0.36cm"><text:p/></draw:line><draw:frame text:anchor-type="paragraph" draw:z-index="49"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0" draw:name="Shape1_15" draw:style-name="Mgr14" draw:text-style-name="MP28" svg:width="4.329cm" svg:height="2.24cm" svg:x="-1.499cm" svg:y="-1cm" svg:viewBox="0 0 4330 2241" svg:d="M0 2241l3984-288c209-15 363-168 345-342l-170-1611h-4159z"><text:p/></draw:path><draw:frame text:anchor-type="paragraph" draw:z-index="51"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2" draw:name="Shape3_15" draw:style-name="Mgr13" draw:text-style-name="MP4" svg:x1="12.52cm" svg:y1="0.36cm" svg:x2="20.496cm" svg:y2="0.36cm"><text:p/></draw:line><draw:path text:anchor-type="paragraph" draw:z-index="53" draw:name="Shape1_17" draw:style-name="Mgr14" draw:text-style-name="MP28" svg:width="4.329cm" svg:height="2.24cm" svg:x="-1.499cm" svg:y="-1cm" svg:viewBox="0 0 4330 2241" svg:d="M0 2241l3984-288c209-15 363-168 345-342l-170-1611h-4159z"><text:p/></draw:path><draw:line text:anchor-type="paragraph" draw:z-index="54" draw:name="Shape3_17" draw:style-name="Mgr13" draw:text-style-name="MP4" svg:x1="12.52cm" svg:y1="0.36cm" svg:x2="20.496cm" svg:y2="0.36cm"><text:p/></draw:line><draw:line text:anchor-type="paragraph" draw:z-index="55" draw:name="Shape3_18" draw:style-name="Mgr13" draw:text-style-name="MP4" svg:x1="12.52cm" svg:y1="0.36cm" svg:x2="20.496cm" svg:y2="0.36cm"><text:p/></draw:line><draw:frame text:anchor-type="paragraph" draw:z-index="56"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7" draw:name="Shape1_16" draw:style-name="Mgr14" draw:text-style-name="MP28" svg:width="4.329cm" svg:height="2.24cm" svg:x="-1.499cm" svg:y="-1cm" svg:viewBox="0 0 4330 2241" svg:d="M0 2241l3984-288c209-15 363-168 345-342l-170-1611h-4159z"><text:p/></draw:path><draw:frame text:anchor-type="paragraph" draw:z-index="58"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7" draw:name="Shape1_12" draw:style-name="Mgr14" draw:text-style-name="MP28" svg:width="4.329cm" svg:height="2.24cm" svg:x="-1.499cm" svg:y="-1cm" svg:viewBox="0 0 4330 2241" svg:d="M0 2241l3984-288c209-15 363-168 345-342l-170-1611h-4159z"><text:p/></draw:path><draw:line text:anchor-type="paragraph" draw:z-index="38" draw:name="Shape3_10" draw:style-name="Mgr13" draw:text-style-name="MP4" svg:x1="12.52cm" svg:y1="0.36cm" svg:x2="20.496cm" svg:y2="0.36cm"><text:p/></draw:line><draw:line text:anchor-type="paragraph" draw:z-index="39" draw:name="Shape3_12" draw:style-name="Mgr13" draw:text-style-name="MP4" svg:x1="12.52cm" svg:y1="0.36cm" svg:x2="20.496cm" svg:y2="0.36cm"><text:p/></draw:line><draw:frame text:anchor-type="paragraph" draw:z-index="40"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41" draw:name="Shape3_14" draw:style-name="Mgr13" draw:text-style-name="MP4" svg:x1="12.52cm" svg:y1="0.36cm" svg:x2="20.496cm" svg:y2="0.36cm"><text:p/></draw:line><draw:path text:anchor-type="paragraph" draw:z-index="42" draw:name="Shape1_14" draw:style-name="Mgr14" draw:text-style-name="MP28" svg:width="4.329cm" svg:height="2.24cm" svg:x="-1.499cm" svg:y="-1cm" svg:viewBox="0 0 4330 2241" svg:d="M0 2241l3984-288c209-15 363-168 345-342l-170-1611h-4159z"><text:p/></draw:path><draw:line text:anchor-type="paragraph" draw:z-index="43" draw:name="Shape3_13" draw:style-name="Mgr13" draw:text-style-name="MP4" svg:x1="12.52cm" svg:y1="0.36cm" svg:x2="20.496cm" svg:y2="0.36cm"><text:p/></draw:line><draw:frame text:anchor-type="paragraph" draw:z-index="44"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33"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4"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5"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6"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0"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9"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2"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31"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4</meta:editing-cycles>
    <meta:creation-date>2021-11-06T09:23:42.550000000</meta:creation-date>
    <meta:editing-duration>PT12H9M8S</meta:editing-duration>
    <meta:generator>LibreOffice/24.2.5.2$Windows_X86_64 LibreOffice_project/bffef4ea93e59bebbeaf7f431bb02b1a39ee8a59</meta:generator>
    <meta:initial-creator>isabelle aix</meta:initial-creator>
    <dc:date>2024-07-14T10:41:17.088000000</dc:date>
    <meta:print-date>2024-07-09T16:11:15.912000000</meta:print-date>
    <meta:printed-by>Fichiers PDF</meta:printed-by>
    <meta:document-statistic meta:table-count="1" meta:image-count="0" meta:object-count="4" meta:page-count="2" meta:paragraph-count="150" meta:word-count="945" meta:character-count="3325" meta:non-whitespace-character-count="2562"/>
    <meta:user-defined meta:name="AppVersion">16.0000</meta:user-defined>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8</mn>
    </mfrac>
    <annotation encoding="StarMath 5.0">{1} over {8}</annotation>
  </semantics>
</math>
</file>

<file path=Object 2/content.xml><?xml version="1.0" encoding="utf-8"?>
<math xmlns="http://www.w3.org/1998/Math/MathML" display="block">
  <semantics>
    <mfrac>
      <mrow>
        <mn>7</mn>
        <mrow>
          <mspace width="0.5em"/>
          <mo stretchy="false">×</mo>
          <mspace width="0.5em"/>
        </mrow>
        <mstyle mathsize="12pt">
          <mi>a</mi>
        </mstyle>
      </mrow>
      <mn>3</mn>
    </mfrac>
    <annotation encoding="StarMath 5.0">{{7} `times` {size12 a} } over {3}</annotation>
  </semantics>
</math>
</file>

<file path=Object 5/content.xml><?xml version="1.0" encoding="utf-8"?>
<math xmlns="http://www.w3.org/1998/Math/MathML" display="block">
  <semantics>
    <mfrac>
      <mn>1</mn>
      <mn>8</mn>
    </mfrac>
    <annotation encoding="StarMath 5.0">{1} over {8}</annotation>
  </semantics>
</math>
</file>

<file path=Object 6/content.xml><?xml version="1.0" encoding="utf-8"?>
<math xmlns="http://www.w3.org/1998/Math/MathML" display="block">
  <semantics>
    <mfrac>
      <mrow>
        <mn>7</mn>
        <mstyle mathsize="12pt">
          <mi>a</mi>
        </mstyle>
      </mrow>
      <mn>3</mn>
    </mfrac>
    <annotation encoding="StarMath 5.0">{{7} nospace {size12 a} } over {3}</annotation>
  </semantics>
</math>
</file>